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306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45">
            <text:p>14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4">
            <text:p>17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4">
            <text:p>24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732">
            <text:p>1373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4024">
            <text:p>1402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188">
            <text:p>1418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30">
            <text:p>2021-01-3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7 - 1.1)">
            <text:p>(0.87 - 1.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7">
            <text:p>0.9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26.25">
            <text:p>-126.2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0841442282058118">
            <text:p>-0.0084144228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70688293050317">
            <text:p>0.970688293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70.25">
            <text:p>-70.2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348393175957151">
            <text:p>-0.003483931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783002889129">
            <text:p>0.9878300289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20.75">
            <text:p>20.7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0.000985186591966575">
            <text:p>0.0009851866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1.00345005543342">
            <text:p>1.0034500554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334">
            <text:p>21334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91.75">
            <text:p>91.7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office:value-type="float" office:value="0.00430064685478579">
            <text:p>0.0043006469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1508851529595">
            <text:p>1.0150885153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841">
            <text:p>19841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65.375">
            <text:p>165.37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833501335618164">
            <text:p>0.0083350134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930871274403">
            <text:p>1.0293087127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57">
            <text:p>105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5102">
            <text:p>1510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238.5">
            <text:p>238.5</text:p>
          </table:table-cell>
          <table:table-cell office:value-type="float" office:value="-133.375">
            <text:p>-133.375</text:p>
          </table:table-cell>
          <table:table-cell office:value-type="float" office:value="-141.625">
            <text:p>-141.625</text:p>
          </table:table-cell>
          <table:table-cell office:value-type="float" office:value="0.015792610250298">
            <text:p>0.0157926103</text:p>
          </table:table-cell>
          <table:table-cell office:value-type="float" office:value="-0.00673271075214538">
            <text:p>-0.0067327108</text:p>
          </table:table-cell>
          <table:table-cell office:value-type="float" office:value="-0.00525217875023178">
            <text:p>-0.0052521788</text:p>
          </table:table-cell>
          <table:table-cell office:value-type="float" office:value="1.05576297269154">
            <text:p>1.0557629727</text:p>
          </table:table-cell>
          <table:table-cell office:value-type="float" office:value="0.976524357979872">
            <text:p>0.976524358</text:p>
          </table:table-cell>
          <table:table-cell office:value-type="float" office:value="0.981671441722172">
            <text:p>0.98167144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994">
            <text:p>14994</text:p>
          </table:table-cell>
          <table:table-cell office:value-type="float" office:value="19336">
            <text:p>19336</text:p>
          </table:table-cell>
          <table:table-cell office:value-type="float" office:value="28295">
            <text:p>28295</text:p>
          </table:table-cell>
          <table:table-cell office:value-type="float" office:value="-78.5">
            <text:p>-78.5</text:p>
          </table:table-cell>
          <table:table-cell office:value-type="float" office:value="293.75">
            <text:p>293.75</text:p>
          </table:table-cell>
          <table:table-cell office:value-type="float" office:value="-35">
            <text:p>-35</text:p>
          </table:table-cell>
          <table:table-cell office:value-type="float" office:value="-0.00523542750433507">
            <text:p>-0.0052354275</text:p>
          </table:table-cell>
          <table:table-cell office:value-type="float" office:value="0.0151918700868846">
            <text:p>0.0151918701</text:p>
          </table:table-cell>
          <table:table-cell office:value-type="float" office:value="-0.00123696766213112">
            <text:p>-0.0012369677</text:p>
          </table:table-cell>
          <table:table-cell office:value-type="float" office:value="0.981729726749087">
            <text:p>0.9817297267</text:p>
          </table:table-cell>
          <table:table-cell office:value-type="float" office:value="1.0536238994209">
            <text:p>1.0536238994</text:p>
          </table:table-cell>
          <table:table-cell office:value-type="float" office:value="0.995673612156976">
            <text:p>0.99567361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9490">
            <text:p>1949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304.75">
            <text:p>304.75</text:p>
          </table:table-cell>
          <table:table-cell office:value-type="float" office:value="108.375">
            <text:p>108.375</text:p>
          </table:table-cell>
          <table:table-cell office:value-type="float" office:value="-0.00505993150684932">
            <text:p>-0.0050599315</text:p>
          </table:table-cell>
          <table:table-cell office:value-type="float" office:value="0.0156362237044638">
            <text:p>0.0156362237</text:p>
          </table:table-cell>
          <table:table-cell office:value-type="float" office:value="0.00379956526312099">
            <text:p>0.0037995653</text:p>
          </table:table-cell>
          <table:table-cell office:value-type="float" office:value="0.982340421423461">
            <text:p>0.9823404214</text:p>
          </table:table-cell>
          <table:table-cell office:value-type="float" office:value="1.05520598628943">
            <text:p>1.0552059863</text:p>
          </table:table-cell>
          <table:table-cell office:value-type="float" office:value="1.01332677434545">
            <text:p>1.01332677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63">
            <text:p>1163</text:p>
          </table:table-cell>
          <table:table-cell office:value-type="float" office:value="14884">
            <text:p>14884</text:p>
          </table:table-cell>
          <table:table-cell office:value-type="float" office:value="19841">
            <text:p>19841</text:p>
          </table:table-cell>
          <table:table-cell office:value-type="float" office:value="27267">
            <text:p>27267</text:p>
          </table:table-cell>
          <table:table-cell office:value-type="float" office:value="-131">
            <text:p>-131</text:p>
          </table:table-cell>
          <table:table-cell office:value-type="float" office:value="165.375">
            <text:p>165.375</text:p>
          </table:table-cell>
          <table:table-cell office:value-type="float" office:value="545.5">
            <text:p>545.5</text:p>
          </table:table-cell>
          <table:table-cell office:value-type="float" office:value="-0.00880139747379737">
            <text:p>-0.0088013975</text:p>
          </table:table-cell>
          <table:table-cell office:value-type="float" office:value="0.00833501335618164">
            <text:p>0.0083350134</text:p>
          </table:table-cell>
          <table:table-cell office:value-type="float" office:value="0.0200058678989254">
            <text:p>0.0200058679</text:p>
          </table:table-cell>
          <table:table-cell office:value-type="float" office:value="0.969346939452793">
            <text:p>0.9693469395</text:p>
          </table:table-cell>
          <table:table-cell office:value-type="float" office:value="1.02930871274403">
            <text:p>1.0293087127</text:p>
          </table:table-cell>
          <table:table-cell office:value-type="float" office:value="1.070804997757">
            <text:p>1.0708049978</text:p>
          </table:table-cell>
          <table:table-cell table:number-columns-repeated="2" office:value-type="float" office:value="0">
            <text:p>0</text:p>
          </table:table-cell>
          <table:table-cell office:value-type="float" office:value="34.9926231373179">
            <text:p>34.992623137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1199">
            <text:p>1199</text:p>
          </table:table-cell>
          <table:table-cell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5102">
            <text:p>15102</text:p>
          </table:table-cell>
          <table:table-cell office:value-type="float" office:value="19948">
            <text:p>19948</text:p>
          </table:table-cell>
          <table:table-cell office:value-type="float" office:value="30042">
            <text:p>30042</text:p>
          </table:table-cell>
          <table:table-cell office:value-type="float" office:value="238.5">
            <text:p>238.5</text:p>
          </table:table-cell>
          <table:table-cell office:value-type="float" office:value="-4.625">
            <text:p>-4.625</text:p>
          </table:table-cell>
          <table:table-cell office:value-type="float" office:value="393.375">
            <text:p>393.375</text:p>
          </table:table-cell>
          <table:table-cell office:value-type="float" office:value="0.015792610250298">
            <text:p>0.0157926103</text:p>
          </table:table-cell>
          <table:table-cell office:value-type="float" office:value="-0.000231852817325045">
            <text:p>-0.0002318528</text:p>
          </table:table-cell>
          <table:table-cell office:value-type="float" office:value="0.0130941681645696">
            <text:p>0.0130941682</text:p>
          </table:table-cell>
          <table:table-cell office:value-type="float" office:value="1.05576297269154">
            <text:p>1.0557629727</text:p>
          </table:table-cell>
          <table:table-cell office:value-type="float" office:value="0.999188620500591">
            <text:p>0.9991886205</text:p>
          </table:table-cell>
          <table:table-cell office:value-type="float" office:value="1.04616564476624">
            <text:p>1.04616564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887">
            <text:p>887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5168">
            <text:p>15168</text:p>
          </table:table-cell>
          <table:table-cell office:value-type="float" office:value="21308">
            <text:p>21308</text:p>
          </table:table-cell>
          <table:table-cell office:value-type="float" office:value="31709">
            <text:p>31709</text:p>
          </table:table-cell>
          <table:table-cell office:value-type="float" office:value="225.25">
            <text:p>225.25</text:p>
          </table:table-cell>
          <table:table-cell office:value-type="float" office:value="40.375">
            <text:p>40.375</text:p>
          </table:table-cell>
          <table:table-cell office:value-type="float" office:value="41.875">
            <text:p>41.875</text:p>
          </table:table-cell>
          <table:table-cell office:value-type="float" office:value="0.0148503428270042">
            <text:p>0.0148503428</text:p>
          </table:table-cell>
          <table:table-cell office:value-type="float" office:value="0.00189482823352731">
            <text:p>0.0018948282</text:p>
          </table:table-cell>
          <table:table-cell office:value-type="float" office:value="0.00132060298338011">
            <text:p>0.001320603</text:p>
          </table:table-cell>
          <table:table-cell office:value-type="float" office:value="1.05240844395139">
            <text:p>1.052408444</text:p>
          </table:table-cell>
          <table:table-cell office:value-type="float" office:value="1.00663893595045">
            <text:p>1.006638936</text:p>
          </table:table-cell>
          <table:table-cell office:value-type="float" office:value="1.00462552866662">
            <text:p>1.00462552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322">
            <text:p>15322</text:p>
          </table:table-cell>
          <table:table-cell office:value-type="float" office:value="21267">
            <text:p>21267</text:p>
          </table:table-cell>
          <table:table-cell office:value-type="float" office:value="32858">
            <text:p>32858</text:p>
          </table:table-cell>
          <table:table-cell office:value-type="float" office:value="363.125">
            <text:p>363.125</text:p>
          </table:table-cell>
          <table:table-cell office:value-type="float" office:value="65.5">
            <text:p>65.5</text:p>
          </table:table-cell>
          <table:table-cell office:value-type="float" office:value="-191.625">
            <text:p>-191.625</text:p>
          </table:table-cell>
          <table:table-cell office:value-type="float" office:value="0.0236995822999608">
            <text:p>0.0236995823</text:p>
          </table:table-cell>
          <table:table-cell office:value-type="float" office:value="0.00307988902995251">
            <text:p>0.003079889</text:p>
          </table:table-cell>
          <table:table-cell office:value-type="float" office:value="-0.00583191308052833">
            <text:p>-0.0058319131</text:p>
          </table:table-cell>
          <table:table-cell office:value-type="float" office:value="1.0840494116442">
            <text:p>1.0840494116</text:p>
          </table:table-cell>
          <table:table-cell office:value-type="float" office:value="1.01079820360905">
            <text:p>1.0107982036</text:p>
          </table:table-cell>
          <table:table-cell office:value-type="float" office:value="0.979654966190101">
            <text:p>0.9796549662</text:p>
          </table:table-cell>
          <table:table-cell office:value-type="float" office:value="29.5924525773499">
            <text:p>29.59245257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1209">
            <text:p>1209</text:p>
          </table:table-cell>
          <table:table-cell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15510">
            <text:p>15510</text:p>
          </table:table-cell>
          <table:table-cell office:value-type="float" office:value="20178">
            <text:p>20178</text:p>
          </table:table-cell>
          <table:table-cell office:value-type="float" office:value="31374">
            <text:p>31374</text:p>
          </table:table-cell>
          <table:table-cell office:value-type="float" office:value="175.75">
            <text:p>175.75</text:p>
          </table:table-cell>
          <table:table-cell office:value-type="float" office:value="420">
            <text:p>420</text:p>
          </table:table-cell>
          <table:table-cell office:value-type="float" office:value="-701.75">
            <text:p>-701.75</text:p>
          </table:table-cell>
          <table:table-cell office:value-type="float" office:value="0.0113313990973565">
            <text:p>0.0113313991</text:p>
          </table:table-cell>
          <table:table-cell office:value-type="float" office:value="0.0208147487362474">
            <text:p>0.0208147487</text:p>
          </table:table-cell>
          <table:table-cell office:value-type="float" office:value="-0.0223672467648371">
            <text:p>-0.0223672468</text:p>
          </table:table-cell>
          <table:table-cell office:value-type="float" office:value="1.03991156202753">
            <text:p>1.039911562</text:p>
          </table:table-cell>
          <table:table-cell office:value-type="float" office:value="1.07370079795617">
            <text:p>1.073700798</text:p>
          </table:table-cell>
          <table:table-cell office:value-type="float" office:value="0.922695212029635">
            <text:p>0.922695212</text:p>
          </table:table-cell>
          <table:table-cell office:value-type="float" office:value="0">
            <text:p>0</text:p>
          </table:table-cell>
          <table:table-cell office:value-type="float" office:value="33.6461546081703">
            <text:p>33.6461546082</text:p>
          </table:table-cell>
          <table:table-cell office:value-type="float" office:value="-30.641502944601">
            <text:p>-30.641502944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836">
            <text:p>836</text:p>
          </table:table-cell>
          <table:table-cell office:value-type="float" office:value="15294">
            <text:p>15294</text:p>
          </table:table-cell>
          <table:table-cell office:value-type="float" office:value="21744">
            <text:p>21744</text:p>
          </table:table-cell>
          <table:table-cell office:value-type="float" office:value="30225">
            <text:p>30225</text:p>
          </table:table-cell>
          <table:table-cell office:value-type="float" office:value="256.375">
            <text:p>256.375</text:p>
          </table:table-cell>
          <table:table-cell office:value-type="float" office:value="-923">
            <text:p>-923</text:p>
          </table:table-cell>
          <table:table-cell office:value-type="float" office:value="459">
            <text:p>459</text:p>
          </table:table-cell>
          <table:table-cell office:value-type="float" office:value="0.0167631097162286">
            <text:p>0.0167631097</text:p>
          </table:table-cell>
          <table:table-cell office:value-type="float" office:value="-0.0424484915378955">
            <text:p>-0.0424484915</text:p>
          </table:table-cell>
          <table:table-cell office:value-type="float" office:value="0.0151861042183623">
            <text:p>0.0151861042</text:p>
          </table:table-cell>
          <table:table-cell office:value-type="float" office:value="1.05922164762762">
            <text:p>1.0592216476</text:p>
          </table:table-cell>
          <table:table-cell office:value-type="float" office:value="0.854961953507698">
            <text:p>0.8549619535</text:p>
          </table:table-cell>
          <table:table-cell office:value-type="float" office:value="1.05360337557648">
            <text:p>1.0536033756</text:p>
          </table:table-cell>
          <table:table-cell office:value-type="float" office:value="0">
            <text:p>0</text:p>
          </table:table-cell>
          <table:table-cell office:value-type="float" office:value="-15.9800567524512">
            <text:p>-15.9800567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5262">
            <text:p>15262</text:p>
          </table:table-cell>
          <table:table-cell office:value-type="float" office:value="19599">
            <text:p>19599</text:p>
          </table:table-cell>
          <table:table-cell office:value-type="float" office:value="31657">
            <text:p>31657</text:p>
          </table:table-cell>
          <table:table-cell office:value-type="float" office:value="265.375">
            <text:p>265.375</text:p>
          </table:table-cell>
          <table:table-cell office:value-type="float" office:value="-1041.25">
            <text:p>-1041.25</text:p>
          </table:table-cell>
          <table:table-cell office:value-type="float" office:value="-11.625">
            <text:p>-11.625</text:p>
          </table:table-cell>
          <table:table-cell office:value-type="float" office:value="0.0173879570174289">
            <text:p>0.017387957</text:p>
          </table:table-cell>
          <table:table-cell office:value-type="float" office:value="-0.0531277105974795">
            <text:p>-0.0531277106</text:p>
          </table:table-cell>
          <table:table-cell office:value-type="float" office:value="-0.000367217361089175">
            <text:p>-0.0003672174</text:p>
          </table:table-cell>
          <table:table-cell office:value-type="float" office:value="1.06145043801751">
            <text:p>1.061450438</text:p>
          </table:table-cell>
          <table:table-cell office:value-type="float" office:value="0.819585218030148">
            <text:p>0.819585218</text:p>
          </table:table-cell>
          <table:table-cell office:value-type="float" office:value="0.998715003539425">
            <text:p>0.9987150035</text:p>
          </table:table-cell>
          <table:table-cell office:value-type="float" office:value="0">
            <text:p>0</text:p>
          </table:table-cell>
          <table:table-cell office:value-type="float" office:value="-12.6970839158455">
            <text:p>-12.6970839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468">
            <text:p>468</text:p>
          </table:table-cell>
          <table:table-cell office:value-type="float" office:value="14034">
            <text:p>14034</text:p>
          </table:table-cell>
          <table:table-cell office:value-type="float" office:value="19636">
            <text:p>19636</text:p>
          </table:table-cell>
          <table:table-cell office:value-type="float" office:value="32858">
            <text:p>32858</text:p>
          </table:table-cell>
          <table:table-cell office:value-type="float" office:value="-785.5">
            <text:p>-785.5</text:p>
          </table:table-cell>
          <table:table-cell office:value-type="float" office:value="401.75">
            <text:p>401.75</text:p>
          </table:table-cell>
          <table:table-cell office:value-type="float" office:value="-191.625">
            <text:p>-191.625</text:p>
          </table:table-cell>
          <table:table-cell office:value-type="float" office:value="-0.0559712127689896">
            <text:p>-0.0559712128</text:p>
          </table:table-cell>
          <table:table-cell office:value-type="float" office:value="0.0204598696272153">
            <text:p>0.0204598696</text:p>
          </table:table-cell>
          <table:table-cell office:value-type="float" office:value="-0.00583191308052833">
            <text:p>-0.0058319131</text:p>
          </table:table-cell>
          <table:table-cell office:value-type="float" office:value="0.810240997559846">
            <text:p>0.8102409976</text:p>
          </table:table-cell>
          <table:table-cell office:value-type="float" office:value="1.07243001197497">
            <text:p>1.072430012</text:p>
          </table:table-cell>
          <table:table-cell office:value-type="float" office:value="0.979654966190101">
            <text:p>0.9796549662</text:p>
          </table:table-cell>
          <table:table-cell office:value-type="float" office:value="-12.0340938788839">
            <text:p>-12.0340938789</text:p>
          </table:table-cell>
          <table:table-cell office:value-type="float" office:value="34.2237809107406">
            <text:p>34.22378091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2482">
            <text:p>12482</text:p>
          </table:table-cell>
          <table:table-cell office:value-type="float" office:value="20162">
            <text:p>20162</text:p>
          </table:table-cell>
          <table:table-cell office:value-type="float" office:value="31482">
            <text:p>31482</text:p>
          </table:table-cell>
          <table:table-cell office:value-type="float" office:value="-713.5">
            <text:p>-713.5</text:p>
          </table:table-cell>
          <table:table-cell office:value-type="float" office:value="439.875">
            <text:p>439.875</text:p>
          </table:table-cell>
          <table:table-cell office:value-type="float" office:value="-680.375">
            <text:p>-680.375</text:p>
          </table:table-cell>
          <table:table-cell office:value-type="float" office:value="-0.0571623137317738">
            <text:p>-0.0571623137</text:p>
          </table:table-cell>
          <table:table-cell office:value-type="float" office:value="0.0218170320404722">
            <text:p>0.021817032</text:p>
          </table:table-cell>
          <table:table-cell office:value-type="float" office:value="-0.021611555809669">
            <text:p>-0.0216115558</text:p>
          </table:table-cell>
          <table:table-cell office:value-type="float" office:value="0.806336260956685">
            <text:p>0.806336261</text:p>
          </table:table-cell>
          <table:table-cell office:value-type="float" office:value="1.07729253860028">
            <text:p>1.0772925386</text:p>
          </table:table-cell>
          <table:table-cell office:value-type="float" office:value="0.925274990981407">
            <text:p>0.925274991</text:p>
          </table:table-cell>
          <table:table-cell office:value-type="float" office:value="-11.7759735459217">
            <text:p>-11.7759735459</text:p>
          </table:table-cell>
          <table:table-cell office:value-type="float" office:value="32.1162469931826">
            <text:p>32.1162469932</text:p>
          </table:table-cell>
          <table:table-cell office:value-type="float" office:value="-31.7251528825117">
            <text:p>-31.725152882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1680">
            <text:p>11680</text:p>
          </table:table-cell>
          <table:table-cell office:value-type="float" office:value="19907">
            <text:p>19907</text:p>
          </table:table-cell>
          <table:table-cell office:value-type="float" office:value="30225">
            <text:p>30225</text:p>
          </table:table-cell>
          <table:table-cell office:value-type="float" office:value="-399.75">
            <text:p>-399.75</text:p>
          </table:table-cell>
          <table:table-cell office:value-type="float" office:value="-713.875">
            <text:p>-713.875</text:p>
          </table:table-cell>
          <table:table-cell office:value-type="float" office:value="459">
            <text:p>459</text:p>
          </table:table-cell>
          <table:table-cell office:value-type="float" office:value="-0.0342251712328767">
            <text:p>-0.0342251712</text:p>
          </table:table-cell>
          <table:table-cell office:value-type="float" office:value="-0.03586050133119">
            <text:p>-0.0358605013</text:p>
          </table:table-cell>
          <table:table-cell office:value-type="float" office:value="0.0151861042183623">
            <text:p>0.0151861042</text:p>
          </table:table-cell>
          <table:table-cell office:value-type="float" office:value="0.882507770882934">
            <text:p>0.8825077709</text:p>
          </table:table-cell>
          <table:table-cell office:value-type="float" office:value="0.877008757430054">
            <text:p>0.8770087574</text:p>
          </table:table-cell>
          <table:table-cell office:value-type="float" office:value="1.05360337557648">
            <text:p>1.0536033756</text:p>
          </table:table-cell>
          <table:table-cell office:value-type="float" office:value="-19.9039704239741">
            <text:p>-19.903970424</text:p>
          </table:table-cell>
          <table:table-cell office:value-type="float" office:value="-18.9803044804493">
            <text:p>-18.98030448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office:value-type="float" office:value="841">
            <text:p>841</text:p>
          </table:table-cell>
          <table:table-cell office:value-type="float" office:value="577">
            <text:p>577</text:p>
          </table:table-cell>
          <table:table-cell office:value-type="float" office:value="12105">
            <text:p>12105</text:p>
          </table:table-cell>
          <table:table-cell office:value-type="float" office:value="19699">
            <text:p>19699</text:p>
          </table:table-cell>
          <table:table-cell office:value-type="float" office:value="31873">
            <text:p>31873</text:p>
          </table:table-cell>
          <table:table-cell office:value-type="float" office:value="-178.25">
            <text:p>-178.25</text:p>
          </table:table-cell>
          <table:table-cell office:value-type="float" office:value="-1012.25">
            <text:p>-1012.25</text:p>
          </table:table-cell>
          <table:table-cell office:value-type="float" office:value="93.125">
            <text:p>93.125</text:p>
          </table:table-cell>
          <table:table-cell office:value-type="float" office:value="-0.0147253201156547">
            <text:p>-0.0147253201</text:p>
          </table:table-cell>
          <table:table-cell office:value-type="float" office:value="-0.0513858571501091">
            <text:p>-0.0513858572</text:p>
          </table:table-cell>
          <table:table-cell office:value-type="float" office:value="0.00292175195306372">
            <text:p>0.002921752</text:p>
          </table:table-cell>
          <table:table-cell office:value-type="float" office:value="0.948886376298125">
            <text:p>0.9488863763</text:p>
          </table:table-cell>
          <table:table-cell office:value-type="float" office:value="0.825324892352119">
            <text:p>0.8253248924</text:p>
          </table:table-cell>
          <table:table-cell office:value-type="float" office:value="1.01024286363929">
            <text:p>1.0102428636</text:p>
          </table:table-cell>
          <table:table-cell office:value-type="float" office:value="0">
            <text:p>0</text:p>
          </table:table-cell>
          <table:table-cell office:value-type="float" office:value="-13.1394446696463">
            <text:p>-13.1394446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2952">
            <text:p>12952</text:p>
          </table:table-cell>
          <table:table-cell office:value-type="float" office:value="19328">
            <text:p>19328</text:p>
          </table:table-cell>
          <table:table-cell office:value-type="float" office:value="32494">
            <text:p>32494</text:p>
          </table:table-cell>
          <table:table-cell office:value-type="float" office:value="-108.5">
            <text:p>-108.5</text:p>
          </table:table-cell>
          <table:table-cell office:value-type="float" office:value="-189.125">
            <text:p>-189.125</text:p>
          </table:table-cell>
          <table:table-cell office:value-type="float" office:value="-299.25">
            <text:p>-299.25</text:p>
          </table:table-cell>
          <table:table-cell office:value-type="float" office:value="-0.00837708462013589">
            <text:p>-0.0083770846</text:p>
          </table:table-cell>
          <table:table-cell office:value-type="float" office:value="-0.00978502690397351">
            <text:p>-0.0097850269</text:p>
          </table:table-cell>
          <table:table-cell office:value-type="float" office:value="-0.00920939250323137">
            <text:p>-0.0092093925</text:p>
          </table:table-cell>
          <table:table-cell office:value-type="float" office:value="0.970817747901121">
            <text:p>0.9708177479</text:p>
          </table:table-cell>
          <table:table-cell office:value-type="float" office:value="0.965940069469055">
            <text:p>0.9659400695</text:p>
          </table:table-cell>
          <table:table-cell office:value-type="float" office:value="0.967933359542836">
            <text:p>0.96793335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878">
            <text:p>878</text:p>
          </table:table-cell>
          <table:table-cell office:value-type="float" office:value="12395">
            <text:p>12395</text:p>
          </table:table-cell>
          <table:table-cell office:value-type="float" office:value="18728">
            <text:p>18728</text:p>
          </table:table-cell>
          <table:table-cell office:value-type="float" office:value="31589">
            <text:p>31589</text:p>
          </table:table-cell>
          <table:table-cell office:value-type="float" office:value="-801.875">
            <text:p>-801.875</text:p>
          </table:table-cell>
          <table:table-cell office:value-type="float" office:value="-506.875">
            <text:p>-506.875</text:p>
          </table:table-cell>
          <table:table-cell office:value-type="float" office:value="-743.5">
            <text:p>-743.5</text:p>
          </table:table-cell>
          <table:table-cell office:value-type="float" office:value="-0.0646934247680516">
            <text:p>-0.0646934248</text:p>
          </table:table-cell>
          <table:table-cell office:value-type="float" office:value="-0.0270650897052542">
            <text:p>-0.0270650897</text:p>
          </table:table-cell>
          <table:table-cell office:value-type="float" office:value="-0.0235366741587261">
            <text:p>-0.0235366742</text:p>
          </table:table-cell>
          <table:table-cell office:value-type="float" office:value="0.78177608215993">
            <text:p>0.7817760822</text:p>
          </table:table-cell>
          <table:table-cell office:value-type="float" office:value="0.906707923429887">
            <text:p>0.9067079234</text:p>
          </table:table-cell>
          <table:table-cell office:value-type="float" office:value="0.918707431504148">
            <text:p>0.9187074315</text:p>
          </table:table-cell>
          <table:table-cell office:value-type="float" office:value="-10.3639009050453">
            <text:p>-10.363900905</text:p>
          </table:table-cell>
          <table:table-cell office:value-type="float" office:value="-25.2622196393246">
            <text:p>-25.2622196393</text:p>
          </table:table-cell>
          <table:table-cell office:value-type="float" office:value="-29.1017161192562">
            <text:p>-29.101716119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239">
            <text:p>1239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1675">
            <text:p>11675</text:p>
          </table:table-cell>
          <table:table-cell office:value-type="float" office:value="17423">
            <text:p>17423</text:p>
          </table:table-cell>
          <table:table-cell office:value-type="float" office:value="29172">
            <text:p>29172</text:p>
          </table:table-cell>
          <table:table-cell office:value-type="float" office:value="-412.625">
            <text:p>-412.625</text:p>
          </table:table-cell>
          <table:table-cell office:value-type="float" office:value="-98.25">
            <text:p>-98.25</text:p>
          </table:table-cell>
          <table:table-cell office:value-type="float" office:value="-1339.625">
            <text:p>-1339.625</text:p>
          </table:table-cell>
          <table:table-cell office:value-type="float" office:value="-0.0353426124197002">
            <text:p>-0.0353426124</text:p>
          </table:table-cell>
          <table:table-cell office:value-type="float" office:value="-0.0056390977443609">
            <text:p>-0.0056390977</text:p>
          </table:table-cell>
          <table:table-cell office:value-type="float" office:value="-0.045921602906897">
            <text:p>-0.0459216029</text:p>
          </table:table-cell>
          <table:table-cell office:value-type="float" office:value="0.878749093026242">
            <text:p>0.878749093</text:p>
          </table:table-cell>
          <table:table-cell office:value-type="float" office:value="0.980325484764543">
            <text:p>0.9803254848</text:p>
          </table:table-cell>
          <table:table-cell office:value-type="float" office:value="0.843407625308396">
            <text:p>0.8434076253</text:p>
          </table:table-cell>
          <table:table-cell office:value-type="float" office:value="-19.2635705947083">
            <text:p>-19.2635705947</text:p>
          </table:table-cell>
          <table:table-cell office:value-type="float" office:value="0">
            <text:p>0</text:p>
          </table:table-cell>
          <table:table-cell office:value-type="float" office:value="-14.744852820766">
            <text:p>-14.744852820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561">
            <text:p>561</text:p>
          </table:table-cell>
          <table:table-cell office:value-type="float" office:value="12105">
            <text:p>12105</text:p>
          </table:table-cell>
          <table:table-cell office:value-type="float" office:value="17462">
            <text:p>17462</text:p>
          </table:table-cell>
          <table:table-cell office:value-type="float" office:value="26396">
            <text:p>26396</text:p>
          </table:table-cell>
          <table:table-cell office:value-type="float" office:value="-178.25">
            <text:p>-178.25</text:p>
          </table:table-cell>
          <table:table-cell office:value-type="float" office:value="64.375">
            <text:p>64.375</text:p>
          </table:table-cell>
          <table:table-cell office:value-type="float" office:value="-1564.875">
            <text:p>-1564.875</text:p>
          </table:table-cell>
          <table:table-cell office:value-type="float" office:value="-0.0147253201156547">
            <text:p>-0.0147253201</text:p>
          </table:table-cell>
          <table:table-cell office:value-type="float" office:value="0.00368657656625816">
            <text:p>0.0036865766</text:p>
          </table:table-cell>
          <table:table-cell office:value-type="float" office:value="-0.0592845506894984">
            <text:p>-0.0592845507</text:p>
          </table:table-cell>
          <table:table-cell office:value-type="float" office:value="0.948886376298125">
            <text:p>0.9488863763</text:p>
          </table:table-cell>
          <table:table-cell office:value-type="float" office:value="1.01292965604159">
            <text:p>1.012929656</text:p>
          </table:table-cell>
          <table:table-cell office:value-type="float" office:value="0.799392802169649">
            <text:p>0.7993928022</text:p>
          </table:table-cell>
          <table:table-cell table:number-columns-repeated="2" office:value-type="float" office:value="0">
            <text:p>0</text:p>
          </table:table-cell>
          <table:table-cell office:value-type="float" office:value="-11.3417651786456">
            <text:p>-11.341765178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12170">
            <text:p>12170</text:p>
          </table:table-cell>
          <table:table-cell office:value-type="float" office:value="16606">
            <text:p>16606</text:p>
          </table:table-cell>
          <table:table-cell office:value-type="float" office:value="24150">
            <text:p>24150</text:p>
          </table:table-cell>
          <table:table-cell office:value-type="float" office:value="-271.75">
            <text:p>-271.75</text:p>
          </table:table-cell>
          <table:table-cell office:value-type="float" office:value="-268.5">
            <text:p>-268.5</text:p>
          </table:table-cell>
          <table:table-cell office:value-type="float" office:value="-1282.625">
            <text:p>-1282.625</text:p>
          </table:table-cell>
          <table:table-cell office:value-type="float" office:value="-0.022329498767461">
            <text:p>-0.0223294988</text:p>
          </table:table-cell>
          <table:table-cell office:value-type="float" office:value="-0.0161688546308563">
            <text:p>-0.0161688546</text:p>
          </table:table-cell>
          <table:table-cell office:value-type="float" office:value="-0.0531107660455487">
            <text:p>-0.053110766</text:p>
          </table:table-cell>
          <table:table-cell office:value-type="float" office:value="0.92282402308369">
            <text:p>0.9228240231</text:p>
          </table:table-cell>
          <table:table-cell office:value-type="float" office:value="0.943921415237747">
            <text:p>0.9439214152</text:p>
          </table:table-cell>
          <table:table-cell office:value-type="float" office:value="0.819640995641672">
            <text:p>0.8196409956</text:p>
          </table:table-cell>
          <table:table-cell office:value-type="float" office:value="-30.6938926988941">
            <text:p>-30.6938926989</text:p>
          </table:table-cell>
          <table:table-cell office:value-type="float" office:value="0">
            <text:p>0</text:p>
          </table:table-cell>
          <table:table-cell office:value-type="float" office:value="-12.7012474267033">
            <text:p>-12.701247426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640">
            <text:p>640</text:p>
          </table:table-cell>
          <table:table-cell office:value-type="float" office:value="11400">
            <text:p>11400</text:p>
          </table:table-cell>
          <table:table-cell office:value-type="float" office:value="15626">
            <text:p>15626</text:p>
          </table:table-cell>
          <table:table-cell office:value-type="float" office:value="21903">
            <text:p>21903</text:p>
          </table:table-cell>
          <table:table-cell office:value-type="float" office:value="-120.5">
            <text:p>-120.5</text:p>
          </table:table-cell>
          <table:table-cell office:value-type="float" office:value="-82.75">
            <text:p>-82.75</text:p>
          </table:table-cell>
          <table:table-cell office:value-type="float" office:value="-20.75">
            <text:p>-20.75</text:p>
          </table:table-cell>
          <table:table-cell office:value-type="float" office:value="-0.0105701754385965">
            <text:p>-0.0105701754</text:p>
          </table:table-cell>
          <table:table-cell office:value-type="float" office:value="-0.00529566107769103">
            <text:p>-0.0052956611</text:p>
          </table:table-cell>
          <table:table-cell office:value-type="float" office:value="-0.00094735880929553">
            <text:p>-0.0009473588</text:p>
          </table:table-cell>
          <table:table-cell office:value-type="float" office:value="0.963223374038165">
            <text:p>0.963223374</text:p>
          </table:table-cell>
          <table:table-cell office:value-type="float" office:value="0.981520152519531">
            <text:p>0.9815201525</text:p>
          </table:table-cell>
          <table:table-cell office:value-type="float" office:value="0.996686003245344">
            <text:p>0.99668600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0960">
            <text:p>10960</text:p>
          </table:table-cell>
          <table:table-cell office:value-type="float" office:value="15558">
            <text:p>15558</text:p>
          </table:table-cell>
          <table:table-cell office:value-type="float" office:value="23283">
            <text:p>23283</text:p>
          </table:table-cell>
          <table:table-cell office:value-type="float" office:value="-579.25">
            <text:p>-579.25</text:p>
          </table:table-cell>
          <table:table-cell office:value-type="float" office:value="-44.5">
            <text:p>-44.5</text:p>
          </table:table-cell>
          <table:table-cell office:value-type="float" office:value="174.25">
            <text:p>174.25</text:p>
          </table:table-cell>
          <table:table-cell office:value-type="float" office:value="-0.0528512773722628">
            <text:p>-0.0528512774</text:p>
          </table:table-cell>
          <table:table-cell office:value-type="float" office:value="-0.00286026481552899">
            <text:p>-0.0028602648</text:p>
          </table:table-cell>
          <table:table-cell office:value-type="float" office:value="0.00748400120259417">
            <text:p>0.0074840012</text:p>
          </table:table-cell>
          <table:table-cell office:value-type="float" office:value="0.820495313936045">
            <text:p>0.8204953139</text:p>
          </table:table-cell>
          <table:table-cell office:value-type="float" office:value="0.990005108130686">
            <text:p>0.9900051081</text:p>
          </table:table-cell>
          <table:table-cell office:value-type="float" office:value="1.02630378434612">
            <text:p>1.0263037843</text:p>
          </table:table-cell>
          <table:table-cell office:value-type="float" office:value="-12.7653407889543">
            <text:p>-12.7653407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11250">
            <text:p>11250</text:p>
          </table:table-cell>
          <table:table-cell office:value-type="float" office:value="15475">
            <text:p>15475</text:p>
          </table:table-cell>
          <table:table-cell office:value-type="float" office:value="23544">
            <text:p>23544</text:p>
          </table:table-cell>
          <table:table-cell office:value-type="float" office:value="-219.25">
            <text:p>-219.25</text:p>
          </table:table-cell>
          <table:table-cell office:value-type="float" office:value="-431">
            <text:p>-431</text:p>
          </table:table-cell>
          <table:table-cell office:value-type="float" office:value="-72.375">
            <text:p>-72.375</text:p>
          </table:table-cell>
          <table:table-cell office:value-type="float" office:value="-0.0194888888888889">
            <text:p>-0.0194888889</text:p>
          </table:table-cell>
          <table:table-cell office:value-type="float" office:value="-0.0278513731825525">
            <text:p>-0.0278513732</text:p>
          </table:table-cell>
          <table:table-cell office:value-type="float" office:value="-0.00307403160040775">
            <text:p>-0.0030740316</text:p>
          </table:table-cell>
          <table:table-cell office:value-type="float" office:value="0.932533329797531">
            <text:p>0.9325333298</text:p>
          </table:table-cell>
          <table:table-cell office:value-type="float" office:value="0.904040563877848">
            <text:p>0.9040405639</text:p>
          </table:table-cell>
          <table:table-cell office:value-type="float" office:value="0.989259410752322">
            <text:p>0.9892594108</text:p>
          </table:table-cell>
          <table:table-cell office:value-type="float" office:value="0">
            <text:p>0</text:p>
          </table:table-cell>
          <table:table-cell office:value-type="float" office:value="-24.5391559104416">
            <text:p>-24.53915591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623">
            <text:p>623</text:p>
          </table:table-cell>
          <table:table-cell office:value-type="float" office:value="11581">
            <text:p>11581</text:p>
          </table:table-cell>
          <table:table-cell office:value-type="float" office:value="15690">
            <text:p>15690</text:p>
          </table:table-cell>
          <table:table-cell office:value-type="float" office:value="22347">
            <text:p>22347</text:p>
          </table:table-cell>
          <table:table-cell office:value-type="float" office:value="-130.75">
            <text:p>-130.75</text:p>
          </table:table-cell>
          <table:table-cell office:value-type="float" office:value="-246.5">
            <text:p>-246.5</text:p>
          </table:table-cell>
          <table:table-cell office:value-type="float" office:value="-292.875">
            <text:p>-292.875</text:p>
          </table:table-cell>
          <table:table-cell office:value-type="float" office:value="-0.0112900440376479">
            <text:p>-0.011290044</text:p>
          </table:table-cell>
          <table:table-cell office:value-type="float" office:value="-0.015710643722116">
            <text:p>-0.0157106437</text:p>
          </table:table-cell>
          <table:table-cell office:value-type="float" office:value="-0.0131057860115452">
            <text:p>-0.013105786</text:p>
          </table:table-cell>
          <table:table-cell office:value-type="float" office:value="0.960734677453202">
            <text:p>0.9607346775</text:p>
          </table:table-cell>
          <table:table-cell office:value-type="float" office:value="0.945496522651874">
            <text:p>0.9454965227</text:p>
          </table:table-cell>
          <table:table-cell office:value-type="float" office:value="0.954466401748474">
            <text:p>0.95446640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11400">
            <text:p>11400</text:p>
          </table:table-cell>
          <table:table-cell office:value-type="float" office:value="15510">
            <text:p>15510</text:p>
          </table:table-cell>
          <table:table-cell office:value-type="float" office:value="21817">
            <text:p>21817</text:p>
          </table:table-cell>
          <table:table-cell office:value-type="float" office:value="-120.5">
            <text:p>-120.5</text:p>
          </table:table-cell>
          <table:table-cell office:value-type="float" office:value="-68.625">
            <text:p>-68.625</text:p>
          </table:table-cell>
          <table:table-cell office:value-type="float" office:value="-78.125">
            <text:p>-78.125</text:p>
          </table:table-cell>
          <table:table-cell office:value-type="float" office:value="-0.0105701754385965">
            <text:p>-0.0105701754</text:p>
          </table:table-cell>
          <table:table-cell office:value-type="float" office:value="-0.00442456479690522">
            <text:p>-0.0044245648</text:p>
          </table:table-cell>
          <table:table-cell office:value-type="float" office:value="-0.00358092313333639">
            <text:p>-0.0035809231</text:p>
          </table:table-cell>
          <table:table-cell office:value-type="float" office:value="0.963223374038165">
            <text:p>0.963223374</text:p>
          </table:table-cell>
          <table:table-cell office:value-type="float" office:value="0.98455239368717">
            <text:p>0.9845523937</text:p>
          </table:table-cell>
          <table:table-cell office:value-type="float" office:value="0.987491902133877">
            <text:p>0.98749190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1422">
            <text:p>11422</text:p>
          </table:table-cell>
          <table:table-cell office:value-type="float" office:value="16118">
            <text:p>16118</text:p>
          </table:table-cell>
          <table:table-cell office:value-type="float" office:value="23208">
            <text:p>23208</text:p>
          </table:table-cell>
          <table:table-cell office:value-type="float" office:value="-90.25">
            <text:p>-90.25</text:p>
          </table:table-cell>
          <table:table-cell office:value-type="float" office:value="-29">
            <text:p>-29</text:p>
          </table:table-cell>
          <table:table-cell office:value-type="float" office:value="-100.75">
            <text:p>-100.75</text:p>
          </table:table-cell>
          <table:table-cell office:value-type="float" office:value="-0.00790141831553143">
            <text:p>-0.0079014183</text:p>
          </table:table-cell>
          <table:table-cell office:value-type="float" office:value="-0.00179923067378087">
            <text:p>-0.0017992307</text:p>
          </table:table-cell>
          <table:table-cell office:value-type="float" office:value="-0.00434117545673906">
            <text:p>-0.0043411755</text:p>
          </table:table-cell>
          <table:table-cell office:value-type="float" office:value="0.972467403421978">
            <text:p>0.9724674034</text:p>
          </table:table-cell>
          <table:table-cell office:value-type="float" office:value="0.993709037614561">
            <text:p>0.9937090376</text:p>
          </table:table-cell>
          <table:table-cell office:value-type="float" office:value="0.984842823677932">
            <text:p>0.9848428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250">
            <text:p>11250</text:p>
          </table:table-cell>
          <table:table-cell office:value-type="float" office:value="15933">
            <text:p>15933</text:p>
          </table:table-cell>
          <table:table-cell office:value-type="float" office:value="22593">
            <text:p>22593</text:p>
          </table:table-cell>
          <table:table-cell office:value-type="float" office:value="-207.125">
            <text:p>-207.125</text:p>
          </table:table-cell>
          <table:table-cell office:value-type="float" office:value="-45.75">
            <text:p>-45.75</text:p>
          </table:table-cell>
          <table:table-cell office:value-type="float" office:value="-98.5">
            <text:p>-98.5</text:p>
          </table:table-cell>
          <table:table-cell office:value-type="float" office:value="-0.0184111111111111">
            <text:p>-0.0184111111</text:p>
          </table:table-cell>
          <table:table-cell office:value-type="float" office:value="-0.00287139898324233">
            <text:p>-0.002871399</text:p>
          </table:table-cell>
          <table:table-cell office:value-type="float" office:value="-0.00435975744699686">
            <text:p>-0.0043597574</text:p>
          </table:table-cell>
          <table:table-cell office:value-type="float" office:value="0.936225490375309">
            <text:p>0.9362254904</text:p>
          </table:table-cell>
          <table:table-cell office:value-type="float" office:value="0.989966263625609">
            <text:p>0.9899662636</text:p>
          </table:table-cell>
          <table:table-cell office:value-type="float" office:value="0.984778103606104">
            <text:p>0.9847781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1354">
            <text:p>11354</text:p>
          </table:table-cell>
          <table:table-cell office:value-type="float" office:value="14932">
            <text:p>14932</text:p>
          </table:table-cell>
          <table:table-cell office:value-type="float" office:value="21360">
            <text:p>21360</text:p>
          </table:table-cell>
          <table:table-cell office:value-type="float" office:value="-31.625">
            <text:p>-31.625</text:p>
          </table:table-cell>
          <table:table-cell office:value-type="float" office:value="-243.25">
            <text:p>-243.25</text:p>
          </table:table-cell>
          <table:table-cell office:value-type="float" office:value="-171.375">
            <text:p>-171.375</text:p>
          </table:table-cell>
          <table:table-cell office:value-type="float" office:value="-0.00278536198696495">
            <text:p>-0.002785362</text:p>
          </table:table-cell>
          <table:table-cell office:value-type="float" office:value="-0.0162905170104474">
            <text:p>-0.016290517</text:p>
          </table:table-cell>
          <table:table-cell office:value-type="float" office:value="-0.00802317415730337">
            <text:p>-0.0080231742</text:p>
          </table:table-cell>
          <table:table-cell office:value-type="float" office:value="0.990266439198764">
            <text:p>0.9902664392</text:p>
          </table:table-cell>
          <table:table-cell office:value-type="float" office:value="0.943503337114591">
            <text:p>0.9435033371</text:p>
          </table:table-cell>
          <table:table-cell office:value-type="float" office:value="0.972045058243613">
            <text:p>0.97204505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11242">
            <text:p>11242</text:p>
          </table:table-cell>
          <table:table-cell office:value-type="float" office:value="14864">
            <text:p>14864</text:p>
          </table:table-cell>
          <table:table-cell office:value-type="float" office:value="20980">
            <text:p>20980</text:p>
          </table:table-cell>
          <table:table-cell office:value-type="float" office:value="-83.75">
            <text:p>-83.75</text:p>
          </table:table-cell>
          <table:table-cell office:value-type="float" office:value="-60">
            <text:p>-60</text:p>
          </table:table-cell>
          <table:table-cell office:value-type="float" office:value="-108">
            <text:p>-108</text:p>
          </table:table-cell>
          <table:table-cell office:value-type="float" office:value="-0.00744974203878313">
            <text:p>-0.007449742</text:p>
          </table:table-cell>
          <table:table-cell office:value-type="float" office:value="-0.00403659849300323">
            <text:p>-0.0040365985</text:p>
          </table:table-cell>
          <table:table-cell office:value-type="float" office:value="-0.00514775977121068">
            <text:p>-0.0051477598</text:p>
          </table:table-cell>
          <table:table-cell office:value-type="float" office:value="0.97403468023089">
            <text:p>0.9740346802</text:p>
          </table:table-cell>
          <table:table-cell office:value-type="float" office:value="0.98590384176418">
            <text:p>0.9859038418</text:p>
          </table:table-cell>
          <table:table-cell office:value-type="float" office:value="0.98203477968486">
            <text:p>0.98203477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11005">
            <text:p>11005</text:p>
          </table:table-cell>
          <table:table-cell office:value-type="float" office:value="14665">
            <text:p>14665</text:p>
          </table:table-cell>
          <table:table-cell office:value-type="float" office:value="21797">
            <text:p>21797</text:p>
          </table:table-cell>
          <table:table-cell office:value-type="float" office:value="-202.75">
            <text:p>-202.75</text:p>
          </table:table-cell>
          <table:table-cell office:value-type="float" office:value="-103.625">
            <text:p>-103.625</text:p>
          </table:table-cell>
          <table:table-cell office:value-type="float" office:value="-161.625">
            <text:p>-161.625</text:p>
          </table:table-cell>
          <table:table-cell office:value-type="float" office:value="-0.0184234438891413">
            <text:p>-0.0184234439</text:p>
          </table:table-cell>
          <table:table-cell office:value-type="float" office:value="-0.00706614387998636">
            <text:p>-0.0070661439</text:p>
          </table:table-cell>
          <table:table-cell office:value-type="float" office:value="-0.00741501124007891">
            <text:p>-0.0074150112</text:p>
          </table:table-cell>
          <table:table-cell office:value-type="float" office:value="0.936183216026089">
            <text:p>0.936183216</text:p>
          </table:table-cell>
          <table:table-cell office:value-type="float" office:value="0.97536635998314">
            <text:p>0.97536636</text:p>
          </table:table-cell>
          <table:table-cell office:value-type="float" office:value="0.974155226147437">
            <text:p>0.97415522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10845">
            <text:p>10845</text:p>
          </table:table-cell>
          <table:table-cell office:value-type="float" office:value="14654">
            <text:p>14654</text:p>
          </table:table-cell>
          <table:table-cell office:value-type="float" office:value="21537">
            <text:p>21537</text:p>
          </table:table-cell>
          <table:table-cell office:value-type="float" office:value="-95.375">
            <text:p>-95.375</text:p>
          </table:table-cell>
          <table:table-cell office:value-type="float" office:value="-370.5">
            <text:p>-370.5</text:p>
          </table:table-cell>
          <table:table-cell office:value-type="float" office:value="-58">
            <text:p>-58</text:p>
          </table:table-cell>
          <table:table-cell office:value-type="float" office:value="-0.00879437528815122">
            <text:p>-0.0087943753</text:p>
          </table:table-cell>
          <table:table-cell office:value-type="float" office:value="-0.0252831991265184">
            <text:p>-0.0252831991</text:p>
          </table:table-cell>
          <table:table-cell office:value-type="float" office:value="-0.00269303988484933">
            <text:p>-0.0026930399</text:p>
          </table:table-cell>
          <table:table-cell office:value-type="float" office:value="0.96937127492342">
            <text:p>0.9693712749</text:p>
          </table:table-cell>
          <table:table-cell office:value-type="float" office:value="0.912761713767005">
            <text:p>0.9127617138</text:p>
          </table:table-cell>
          <table:table-cell office:value-type="float" office:value="0.990588575232117">
            <text:p>0.9905885752</text:p>
          </table:table-cell>
          <table:table-cell office:value-type="float" office:value="0">
            <text:p>0</text:p>
          </table:table-cell>
          <table:table-cell office:value-type="float" office:value="-27.0672745838756">
            <text:p>-27.06727458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10962">
            <text:p>10962</text:p>
          </table:table-cell>
          <table:table-cell office:value-type="float" office:value="14615">
            <text:p>14615</text:p>
          </table:table-cell>
          <table:table-cell office:value-type="float" office:value="20687">
            <text:p>20687</text:p>
          </table:table-cell>
          <table:table-cell office:value-type="float" office:value="-7.875">
            <text:p>-7.875</text:p>
          </table:table-cell>
          <table:table-cell office:value-type="float" office:value="-149.75">
            <text:p>-149.75</text:p>
          </table:table-cell>
          <table:table-cell office:value-type="float" office:value="-295.5">
            <text:p>-295.5</text:p>
          </table:table-cell>
          <table:table-cell office:value-type="float" office:value="-0.000718390804597701">
            <text:p>-0.0007183908</text:p>
          </table:table-cell>
          <table:table-cell office:value-type="float" office:value="-0.0102463222716387">
            <text:p>-0.0102463223</text:p>
          </table:table-cell>
          <table:table-cell office:value-type="float" office:value="-0.0142843331560884">
            <text:p>-0.0142843332</text:p>
          </table:table-cell>
          <table:table-cell office:value-type="float" office:value="0.99748664371119">
            <text:p>0.9974866437</text:p>
          </table:table-cell>
          <table:table-cell office:value-type="float" office:value="0.964343646804649">
            <text:p>0.9643436468</text:p>
          </table:table-cell>
          <table:table-cell office:value-type="float" office:value="0.95040475661417">
            <text:p>0.95040475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162">
            <text:p>11162</text:p>
          </table:table-cell>
          <table:table-cell office:value-type="float" office:value="14820">
            <text:p>14820</text:p>
          </table:table-cell>
          <table:table-cell office:value-type="float" office:value="21461">
            <text:p>21461</text:p>
          </table:table-cell>
          <table:table-cell office:value-type="float" office:value="1.5">
            <text:p>1.5</text:p>
          </table:table-cell>
          <table:table-cell office:value-type="float" office:value="-23.375">
            <text:p>-23.375</text:p>
          </table:table-cell>
          <table:table-cell office:value-type="float" office:value="-388">
            <text:p>-388</text:p>
          </table:table-cell>
          <table:table-cell office:value-type="float" office:value="0.000134384518903422">
            <text:p>0.0001343845</text:p>
          </table:table-cell>
          <table:table-cell office:value-type="float" office:value="-0.00157726045883941">
            <text:p>-0.0015772605</text:p>
          </table:table-cell>
          <table:table-cell office:value-type="float" office:value="-0.0180793066492708">
            <text:p>-0.0180793066</text:p>
          </table:table-cell>
          <table:table-cell office:value-type="float" office:value="1.00047038121219">
            <text:p>1.0004703812</text:p>
          </table:table-cell>
          <table:table-cell office:value-type="float" office:value="0.99448446438515">
            <text:p>0.9944844644</text:p>
          </table:table-cell>
          <table:table-cell office:value-type="float" office:value="0.937363074932232">
            <text:p>0.93736307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10782">
            <text:p>10782</text:p>
          </table:table-cell>
          <table:table-cell office:value-type="float" office:value="14288">
            <text:p>14288</text:p>
          </table:table-cell>
          <table:table-cell office:value-type="float" office:value="21482">
            <text:p>21482</text:p>
          </table:table-cell>
          <table:table-cell office:value-type="float" office:value="-117.25">
            <text:p>-117.25</text:p>
          </table:table-cell>
          <table:table-cell office:value-type="float" office:value="-289.125">
            <text:p>-289.125</text:p>
          </table:table-cell>
          <table:table-cell office:value-type="float" office:value="-108">
            <text:p>-108</text:p>
          </table:table-cell>
          <table:table-cell office:value-type="float" office:value="-0.0108746058245224">
            <text:p>-0.0108746058</text:p>
          </table:table-cell>
          <table:table-cell office:value-type="float" office:value="-0.0202355123180291">
            <text:p>-0.0202355123</text:p>
          </table:table-cell>
          <table:table-cell office:value-type="float" office:value="-0.00502746485429662">
            <text:p>-0.0050274649</text:p>
          </table:table-cell>
          <table:table-cell office:value-type="float" office:value="0.962170663435776">
            <text:p>0.9621706634</text:p>
          </table:table-cell>
          <table:table-cell office:value-type="float" office:value="0.929978279766093">
            <text:p>0.9299782798</text:p>
          </table:table-cell>
          <table:table-cell office:value-type="float" office:value="0.98245341279957">
            <text:p>0.9824534128</text:p>
          </table:table-cell>
          <table:table-cell office:value-type="float" office:value="0">
            <text:p>0</text:p>
          </table:table-cell>
          <table:table-cell office:value-type="float" office:value="-33.9062426956727">
            <text:p>-33.9062426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10330">
            <text:p>10330</text:p>
          </table:table-cell>
          <table:table-cell office:value-type="float" office:value="14252">
            <text:p>14252</text:p>
          </table:table-cell>
          <table:table-cell office:value-type="float" office:value="20927">
            <text:p>20927</text:p>
          </table:table-cell>
          <table:table-cell office:value-type="float" office:value="-82.875">
            <text:p>-82.875</text:p>
          </table:table-cell>
          <table:table-cell office:value-type="float" office:value="-354.75">
            <text:p>-354.75</text:p>
          </table:table-cell>
          <table:table-cell office:value-type="float" office:value="-117.375">
            <text:p>-117.375</text:p>
          </table:table-cell>
          <table:table-cell office:value-type="float" office:value="-0.00802274927395934">
            <text:p>-0.0080227493</text:p>
          </table:table-cell>
          <table:table-cell office:value-type="float" office:value="-0.0248912433342689">
            <text:p>-0.0248912433</text:p>
          </table:table-cell>
          <table:table-cell office:value-type="float" office:value="-0.00560878291202752">
            <text:p>-0.0056087829</text:p>
          </table:table-cell>
          <table:table-cell office:value-type="float" office:value="0.972046531972732">
            <text:p>0.972046532</text:p>
          </table:table-cell>
          <table:table-cell office:value-type="float" office:value="0.914095013359721">
            <text:p>0.9140950134</text:p>
          </table:table-cell>
          <table:table-cell office:value-type="float" office:value="0.980430918361582">
            <text:p>0.9804309184</text:p>
          </table:table-cell>
          <table:table-cell office:value-type="float" office:value="0">
            <text:p>0</text:p>
          </table:table-cell>
          <table:table-cell office:value-type="float" office:value="-27.4989996783082">
            <text:p>-27.4989996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10060">
            <text:p>10060</text:p>
          </table:table-cell>
          <table:table-cell office:value-type="float" office:value="14182">
            <text:p>14182</text:p>
          </table:table-cell>
          <table:table-cell office:value-type="float" office:value="20251">
            <text:p>20251</text:p>
          </table:table-cell>
          <table:table-cell office:value-type="float" office:value="-24.875">
            <text:p>-24.875</text:p>
          </table:table-cell>
          <table:table-cell office:value-type="float" office:value="6.25">
            <text:p>6.25</text:p>
          </table:table-cell>
          <table:table-cell office:value-type="float" office:value="-304.875">
            <text:p>-304.875</text:p>
          </table:table-cell>
          <table:table-cell office:value-type="float" office:value="-0.00247266401590457">
            <text:p>-0.002472664</text:p>
          </table:table-cell>
          <table:table-cell office:value-type="float" office:value="0.000440699478211818">
            <text:p>0.0004406995</text:p>
          </table:table-cell>
          <table:table-cell office:value-type="float" office:value="-0.015054812108044">
            <text:p>-0.0150548121</text:p>
          </table:table-cell>
          <table:table-cell office:value-type="float" office:value="0.991357659516312">
            <text:p>0.9913576595</text:p>
          </table:table-cell>
          <table:table-cell office:value-type="float" office:value="1.00154282883716">
            <text:p>1.0015428288</text:p>
          </table:table-cell>
          <table:table-cell office:value-type="float" office:value="0.947752386462358">
            <text:p>0.9477523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814">
            <text:p>9814</text:p>
          </table:table-cell>
          <table:table-cell office:value-type="float" office:value="14282">
            <text:p>14282</text:p>
          </table:table-cell>
          <table:table-cell office:value-type="float" office:value="20610">
            <text:p>20610</text:p>
          </table:table-cell>
          <table:table-cell office:value-type="float" office:value="-207">
            <text:p>-207</text:p>
          </table:table-cell>
          <table:table-cell office:value-type="float" office:value="-42.5">
            <text:p>-42.5</text:p>
          </table:table-cell>
          <table:table-cell office:value-type="float" office:value="-416.875">
            <text:p>-416.875</text:p>
          </table:table-cell>
          <table:table-cell office:value-type="float" office:value="-0.0210923170980232">
            <text:p>-0.0210923171</text:p>
          </table:table-cell>
          <table:table-cell office:value-type="float" office:value="-0.0029757737011623">
            <text:p>-0.0029757737</text:p>
          </table:table-cell>
          <table:table-cell office:value-type="float" office:value="-0.0202268316351286">
            <text:p>-0.0202268316</text:p>
          </table:table-cell>
          <table:table-cell office:value-type="float" office:value="0.927048866404423">
            <text:p>0.9270488664</text:p>
          </table:table-cell>
          <table:table-cell office:value-type="float" office:value="0.989602148295008">
            <text:p>0.9896021483</text:p>
          </table:table-cell>
          <table:table-cell office:value-type="float" office:value="0.930007973724322">
            <text:p>0.9300079737</text:p>
          </table:table-cell>
          <table:table-cell office:value-type="float" office:value="-32.5147381868182">
            <text:p>-32.5147381868</text:p>
          </table:table-cell>
          <table:table-cell office:value-type="float" office:value="0">
            <text:p>0</text:p>
          </table:table-cell>
          <table:table-cell office:value-type="float" office:value="-33.9209438828707">
            <text:p>-33.920943882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10067">
            <text:p>10067</text:p>
          </table:table-cell>
          <table:table-cell office:value-type="float" office:value="13480">
            <text:p>13480</text:p>
          </table:table-cell>
          <table:table-cell office:value-type="float" office:value="19148">
            <text:p>19148</text:p>
          </table:table-cell>
          <table:table-cell office:value-type="float" office:value="-173.75">
            <text:p>-173.75</text:p>
          </table:table-cell>
          <table:table-cell office:value-type="float" office:value="-142.75">
            <text:p>-142.75</text:p>
          </table:table-cell>
          <table:table-cell office:value-type="float" office:value="-411">
            <text:p>-411</text:p>
          </table:table-cell>
          <table:table-cell office:value-type="float" office:value="-0.0172593622727724">
            <text:p>-0.0172593623</text:p>
          </table:table-cell>
          <table:table-cell office:value-type="float" office:value="-0.010589762611276">
            <text:p>-0.0105897626</text:p>
          </table:table-cell>
          <table:table-cell office:value-type="float" office:value="-0.0214643827031544">
            <text:p>-0.0214643827</text:p>
          </table:table-cell>
          <table:table-cell office:value-type="float" office:value="0.94017608779398">
            <text:p>0.9401760878</text:p>
          </table:table-cell>
          <table:table-cell office:value-type="float" office:value="0.963155631281974">
            <text:p>0.9631556313</text:p>
          </table:table-cell>
          <table:table-cell office:value-type="float" office:value="0.925777671199622">
            <text:p>0.9257776712</text:p>
          </table:table-cell>
          <table:table-cell table:number-columns-repeated="2" office:value-type="float" office:value="0">
            <text:p>0</text:p>
          </table:table-cell>
          <table:table-cell office:value-type="float" office:value="-31.9450738509981">
            <text:p>-31.94507385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650">
            <text:p>9650</text:p>
          </table:table-cell>
          <table:table-cell office:value-type="float" office:value="13465">
            <text:p>13465</text:p>
          </table:table-cell>
          <table:table-cell office:value-type="float" office:value="18774">
            <text:p>18774</text:p>
          </table:table-cell>
          <table:table-cell office:value-type="float" office:value="-124.375">
            <text:p>-124.375</text:p>
          </table:table-cell>
          <table:table-cell office:value-type="float" office:value="-169.5">
            <text:p>-169.5</text:p>
          </table:table-cell>
          <table:table-cell office:value-type="float" office:value="-434.875">
            <text:p>-434.875</text:p>
          </table:table-cell>
          <table:table-cell office:value-type="float" office:value="-0.0128886010362694">
            <text:p>-0.012888601</text:p>
          </table:table-cell>
          <table:table-cell office:value-type="float" office:value="-0.0125881916078723">
            <text:p>-0.0125881916</text:p>
          </table:table-cell>
          <table:table-cell office:value-type="float" office:value="-0.0231636838180462">
            <text:p>-0.0231636838</text:p>
          </table:table-cell>
          <table:table-cell office:value-type="float" office:value="0.955215483804934">
            <text:p>0.9552154838</text:p>
          </table:table-cell>
          <table:table-cell office:value-type="float" office:value="0.956251916005642">
            <text:p>0.956251916</text:p>
          </table:table-cell>
          <table:table-cell office:value-type="float" office:value="0.919978756882962">
            <text:p>0.9199787569</text:p>
          </table:table-cell>
          <table:table-cell table:number-columns-repeated="2" office:value-type="float" office:value="0">
            <text:p>0</text:p>
          </table:table-cell>
          <table:table-cell office:value-type="float" office:value="-29.5759477579421">
            <text:p>-29.575947757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9594">
            <text:p>9594</text:p>
          </table:table-cell>
          <table:table-cell office:value-type="float" office:value="14224">
            <text:p>14224</text:p>
          </table:table-cell>
          <table:table-cell office:value-type="float" office:value="19785">
            <text:p>19785</text:p>
          </table:table-cell>
          <table:table-cell office:value-type="float" office:value="-76.375">
            <text:p>-76.375</text:p>
          </table:table-cell>
          <table:table-cell office:value-type="float" office:value="-200.375">
            <text:p>-200.375</text:p>
          </table:table-cell>
          <table:table-cell office:value-type="float" office:value="-317.5">
            <text:p>-317.5</text:p>
          </table:table-cell>
          <table:table-cell office:value-type="float" office:value="-0.00796070460704607">
            <text:p>-0.0079607046</text:p>
          </table:table-cell>
          <table:table-cell office:value-type="float" office:value="-0.0140871062992126">
            <text:p>-0.0140871063</text:p>
          </table:table-cell>
          <table:table-cell office:value-type="float" office:value="-0.0160475107404599">
            <text:p>-0.0160475107</text:p>
          </table:table-cell>
          <table:table-cell office:value-type="float" office:value="0.972261744598306">
            <text:p>0.9722617446</text:p>
          </table:table-cell>
          <table:table-cell office:value-type="float" office:value="0.951084083217971">
            <text:p>0.9510840832</text:p>
          </table:table-cell>
          <table:table-cell office:value-type="float" office:value="0.944338456706282">
            <text:p>0.94433845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9555">
            <text:p>9555</text:p>
          </table:table-cell>
          <table:table-cell office:value-type="float" office:value="13152">
            <text:p>13152</text:p>
          </table:table-cell>
          <table:table-cell office:value-type="float" office:value="20049">
            <text:p>20049</text:p>
          </table:table-cell>
          <table:table-cell office:value-type="float" office:value="-208.125">
            <text:p>-208.125</text:p>
          </table:table-cell>
          <table:table-cell office:value-type="float" office:value="-168.625">
            <text:p>-168.625</text:p>
          </table:table-cell>
          <table:table-cell office:value-type="float" office:value="-345.75">
            <text:p>-345.75</text:p>
          </table:table-cell>
          <table:table-cell office:value-type="float" office:value="-0.0217817896389325">
            <text:p>-0.0217817896</text:p>
          </table:table-cell>
          <table:table-cell office:value-type="float" office:value="-0.0128212439172749">
            <text:p>-0.0128212439</text:p>
          </table:table-cell>
          <table:table-cell office:value-type="float" office:value="-0.017245249139608">
            <text:p>-0.0172452491</text:p>
          </table:table-cell>
          <table:table-cell office:value-type="float" office:value="0.924693651129091">
            <text:p>0.9246936511</text:p>
          </table:table-cell>
          <table:table-cell office:value-type="float" office:value="0.955447839508887">
            <text:p>0.9554478395</text:p>
          </table:table-cell>
          <table:table-cell office:value-type="float" office:value="0.940224529302431">
            <text:p>0.9402245293</text:p>
          </table:table-cell>
          <table:table-cell office:value-type="float" office:value="-31.4744789634773">
            <text:p>-31.47447896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9242">
            <text:p>9242</text:p>
          </table:table-cell>
          <table:table-cell office:value-type="float" office:value="12730">
            <text:p>12730</text:p>
          </table:table-cell>
          <table:table-cell office:value-type="float" office:value="18312">
            <text:p>18312</text:p>
          </table:table-cell>
          <table:table-cell office:value-type="float" office:value="-98">
            <text:p>-98</text:p>
          </table:table-cell>
          <table:table-cell office:value-type="float" office:value="-294.375">
            <text:p>-294.375</text:p>
          </table:table-cell>
          <table:table-cell office:value-type="float" office:value="-265.25">
            <text:p>-265.25</text:p>
          </table:table-cell>
          <table:table-cell office:value-type="float" office:value="-0.0106037654187405">
            <text:p>-0.0106037654</text:p>
          </table:table-cell>
          <table:table-cell office:value-type="float" office:value="-0.0231245090337785">
            <text:p>-0.023124509</text:p>
          </table:table-cell>
          <table:table-cell office:value-type="float" office:value="-0.0144850371341197">
            <text:p>-0.0144850371</text:p>
          </table:table-cell>
          <table:table-cell office:value-type="float" office:value="0.963107203122877">
            <text:p>0.9631072031</text:p>
          </table:table-cell>
          <table:table-cell office:value-type="float" office:value="0.92011231450116">
            <text:p>0.9201123145</text:p>
          </table:table-cell>
          <table:table-cell office:value-type="float" office:value="0.949713609980104">
            <text:p>0.94971361</text:p>
          </table:table-cell>
          <table:table-cell office:value-type="float" office:value="0">
            <text:p>0</text:p>
          </table:table-cell>
          <table:table-cell office:value-type="float" office:value="-29.6266435332901">
            <text:p>-29.6266435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8956">
            <text:p>8956</text:p>
          </table:table-cell>
          <table:table-cell office:value-type="float" office:value="12468">
            <text:p>12468</text:p>
          </table:table-cell>
          <table:table-cell office:value-type="float" office:value="18212">
            <text:p>18212</text:p>
          </table:table-cell>
          <table:table-cell office:value-type="float" office:value="-47.5">
            <text:p>-47.5</text:p>
          </table:table-cell>
          <table:table-cell office:value-type="float" office:value="-129">
            <text:p>-129</text:p>
          </table:table-cell>
          <table:table-cell office:value-type="float" office:value="-231">
            <text:p>-231</text:p>
          </table:table-cell>
          <table:table-cell office:value-type="float" office:value="-0.00530370701205895">
            <text:p>-0.005303707</text:p>
          </table:table-cell>
          <table:table-cell office:value-type="float" office:value="-0.0103464870067372">
            <text:p>-0.010346487</text:p>
          </table:table-cell>
          <table:table-cell office:value-type="float" office:value="-0.0126839446518779">
            <text:p>-0.0126839447</text:p>
          </table:table-cell>
          <table:table-cell office:value-type="float" office:value="0.98149215890161">
            <text:p>0.9814921589</text:p>
          </table:table-cell>
          <table:table-cell office:value-type="float" office:value="0.963997113071446">
            <text:p>0.9639971131</text:p>
          </table:table-cell>
          <table:table-cell office:value-type="float" office:value="0.955921523324214">
            <text:p>0.95592152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8677">
            <text:p>8677</text:p>
          </table:table-cell>
          <table:table-cell office:value-type="float" office:value="12507">
            <text:p>12507</text:p>
          </table:table-cell>
          <table:table-cell office:value-type="float" office:value="19327">
            <text:p>19327</text:p>
          </table:table-cell>
          <table:table-cell office:value-type="float" office:value="-269.625">
            <text:p>-269.625</text:p>
          </table:table-cell>
          <table:table-cell office:value-type="float" office:value="-151.25">
            <text:p>-151.25</text:p>
          </table:table-cell>
          <table:table-cell office:value-type="float" office:value="-296.375">
            <text:p>-296.375</text:p>
          </table:table-cell>
          <table:table-cell office:value-type="float" office:value="-0.0310735277169529">
            <text:p>-0.0310735277</text:p>
          </table:table-cell>
          <table:table-cell office:value-type="float" office:value="-0.0120932277924362">
            <text:p>-0.0120932278</text:p>
          </table:table-cell>
          <table:table-cell office:value-type="float" office:value="-0.0153347648367569">
            <text:p>-0.0153347648</text:p>
          </table:table-cell>
          <table:table-cell office:value-type="float" office:value="0.893135158675226">
            <text:p>0.8931351587</text:p>
          </table:table-cell>
          <table:table-cell office:value-type="float" office:value="0.957960345197015">
            <text:p>0.9579603452</text:p>
          </table:table-cell>
          <table:table-cell office:value-type="float" office:value="0.946789226896044">
            <text:p>0.9467892269</text:p>
          </table:table-cell>
          <table:table-cell office:value-type="float" office:value="-21.9582811957242">
            <text:p>-21.95828119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604">
            <text:p>604</text:p>
          </table:table-cell>
          <table:table-cell office:value-type="float" office:value="8598">
            <text:p>8598</text:p>
          </table:table-cell>
          <table:table-cell office:value-type="float" office:value="12075">
            <text:p>12075</text:p>
          </table:table-cell>
          <table:table-cell office:value-type="float" office:value="17483">
            <text:p>17483</text:p>
          </table:table-cell>
          <table:table-cell office:value-type="float" office:value="-288.5">
            <text:p>-288.5</text:p>
          </table:table-cell>
          <table:table-cell office:value-type="float" office:value="-278.25">
            <text:p>-278.25</text:p>
          </table:table-cell>
          <table:table-cell office:value-type="float" office:value="-192">
            <text:p>-192</text:p>
          </table:table-cell>
          <table:table-cell office:value-type="float" office:value="-0.0335543149569667">
            <text:p>-0.033554315</text:p>
          </table:table-cell>
          <table:table-cell office:value-type="float" office:value="-0.0230434782608696">
            <text:p>-0.0230434783</text:p>
          </table:table-cell>
          <table:table-cell office:value-type="float" office:value="-0.0109820968941257">
            <text:p>-0.0109820969</text:p>
          </table:table-cell>
          <table:table-cell office:value-type="float" office:value="0.88476664607299">
            <text:p>0.8847666461</text:p>
          </table:table-cell>
          <table:table-cell office:value-type="float" office:value="0.920388589792061">
            <text:p>0.9203885898</text:p>
          </table:table-cell>
          <table:table-cell office:value-type="float" office:value="0.961799049516856">
            <text:p>0.9617990495</text:p>
          </table:table-cell>
          <table:table-cell office:value-type="float" office:value="-20.3089228051225">
            <text:p>-20.3089228051</text:p>
          </table:table-cell>
          <table:table-cell office:value-type="float" office:value="-29.732051789303">
            <text:p>-29.73205178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8734">
            <text:p>8734</text:p>
          </table:table-cell>
          <table:table-cell office:value-type="float" office:value="11948">
            <text:p>11948</text:p>
          </table:table-cell>
          <table:table-cell office:value-type="float" office:value="16921">
            <text:p>16921</text:p>
          </table:table-cell>
          <table:table-cell office:value-type="float" office:value="-114.5">
            <text:p>-114.5</text:p>
          </table:table-cell>
          <table:table-cell office:value-type="float" office:value="-229.75">
            <text:p>-229.75</text:p>
          </table:table-cell>
          <table:table-cell office:value-type="float" office:value="-344.375">
            <text:p>-344.375</text:p>
          </table:table-cell>
          <table:table-cell office:value-type="float" office:value="-0.0131096862834898">
            <text:p>-0.0131096863</text:p>
          </table:table-cell>
          <table:table-cell office:value-type="float" office:value="-0.0192291596919987">
            <text:p>-0.0192291597</text:p>
          </table:table-cell>
          <table:table-cell office:value-type="float" office:value="-0.0203519295549908">
            <text:p>-0.0203519296</text:p>
          </table:table-cell>
          <table:table-cell office:value-type="float" office:value="0.954452951201711">
            <text:p>0.9544529512</text:p>
          </table:table-cell>
          <table:table-cell office:value-type="float" office:value="0.933422671819627">
            <text:p>0.9334226718</text:p>
          </table:table-cell>
          <table:table-cell office:value-type="float" office:value="0.92958008058929">
            <text:p>0.9295800806</text:p>
          </table:table-cell>
          <table:table-cell table:number-columns-repeated="2" office:value-type="float" office:value="0">
            <text:p>0</text:p>
          </table:table-cell>
          <table:table-cell office:value-type="float" office:value="-33.7102958997096">
            <text:p>-33.710295899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640">
            <text:p>8640</text:p>
          </table:table-cell>
          <table:table-cell office:value-type="float" office:value="12650">
            <text:p>12650</text:p>
          </table:table-cell>
          <table:table-cell office:value-type="float" office:value="17992">
            <text:p>17992</text:p>
          </table:table-cell>
          <table:table-cell office:value-type="float" office:value="-66.25">
            <text:p>-66.25</text:p>
          </table:table-cell>
          <table:table-cell office:value-type="float" office:value="-401.75">
            <text:p>-401.75</text:p>
          </table:table-cell>
          <table:table-cell office:value-type="float" office:value="-445.75">
            <text:p>-445.75</text:p>
          </table:table-cell>
          <table:table-cell office:value-type="float" office:value="-0.00766782407407407">
            <text:p>-0.0076678241</text:p>
          </table:table-cell>
          <table:table-cell office:value-type="float" office:value="-0.0317588932806324">
            <text:p>-0.0317588933</text:p>
          </table:table-cell>
          <table:table-cell office:value-type="float" office:value="-0.0247748999555358">
            <text:p>-0.0247749</text:p>
          </table:table-cell>
          <table:table-cell office:value-type="float" office:value="0.973277854971761">
            <text:p>0.973277855</text:p>
          </table:table-cell>
          <table:table-cell office:value-type="float" office:value="0.890820783030511">
            <text:p>0.890820783</text:p>
          </table:table-cell>
          <table:table-cell office:value-type="float" office:value="0.914490889664526">
            <text:p>0.9144908897</text:p>
          </table:table-cell>
          <table:table-cell office:value-type="float" office:value="0">
            <text:p>0</text:p>
          </table:table-cell>
          <table:table-cell office:value-type="float" office:value="-21.4768561386241">
            <text:p>-21.4768561386</text:p>
          </table:table-cell>
          <table:table-cell office:value-type="float" office:value="-27.6297767228812">
            <text:p>-27.629776722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8406">
            <text:p>8406</text:p>
          </table:table-cell>
          <table:table-cell office:value-type="float" office:value="11442">
            <text:p>11442</text:p>
          </table:table-cell>
          <table:table-cell office:value-type="float" office:value="18810">
            <text:p>18810</text:p>
          </table:table-cell>
          <table:table-cell office:value-type="float" office:value="-299.375">
            <text:p>-299.375</text:p>
          </table:table-cell>
          <table:table-cell office:value-type="float" office:value="-383.5">
            <text:p>-383.5</text:p>
          </table:table-cell>
          <table:table-cell office:value-type="float" office:value="-301.125">
            <text:p>-301.125</text:p>
          </table:table-cell>
          <table:table-cell office:value-type="float" office:value="-0.0356144420651915">
            <text:p>-0.0356144421</text:p>
          </table:table-cell>
          <table:table-cell office:value-type="float" office:value="-0.0335168676804754">
            <text:p>-0.0335168677</text:p>
          </table:table-cell>
          <table:table-cell office:value-type="float" office:value="-0.0160087719298246">
            <text:p>-0.0160087719</text:p>
          </table:table-cell>
          <table:table-cell office:value-type="float" office:value="0.877835494199715">
            <text:p>0.8778354942</text:p>
          </table:table-cell>
          <table:table-cell office:value-type="float" office:value="0.884892788739792">
            <text:p>0.8848927887</text:p>
          </table:table-cell>
          <table:table-cell office:value-type="float" office:value="0.944471608571868">
            <text:p>0.9444716086</text:p>
          </table:table-cell>
          <table:table-cell office:value-type="float" office:value="-19.1138626973596">
            <text:p>-19.1138626974</text:p>
          </table:table-cell>
          <table:table-cell office:value-type="float" office:value="-20.3320049417062">
            <text:p>-20.332004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7827">
            <text:p>7827</text:p>
          </table:table-cell>
          <table:table-cell office:value-type="float" office:value="10920">
            <text:p>10920</text:p>
          </table:table-cell>
          <table:table-cell office:value-type="float" office:value="16957">
            <text:p>16957</text:p>
          </table:table-cell>
          <table:table-cell office:value-type="float" office:value="-412.125">
            <text:p>-412.125</text:p>
          </table:table-cell>
          <table:table-cell office:value-type="float" office:value="-359.625">
            <text:p>-359.625</text:p>
          </table:table-cell>
          <table:table-cell office:value-type="float" office:value="-256.25">
            <text:p>-256.25</text:p>
          </table:table-cell>
          <table:table-cell office:value-type="float" office:value="-0.0526542736680721">
            <text:p>-0.0526542737</text:p>
          </table:table-cell>
          <table:table-cell office:value-type="float" office:value="-0.0329326923076923">
            <text:p>-0.0329326923</text:p>
          </table:table-cell>
          <table:table-cell office:value-type="float" office:value="-0.0151117532582414">
            <text:p>-0.0151117533</text:p>
          </table:table-cell>
          <table:table-cell office:value-type="float" office:value="0.821144088331352">
            <text:p>0.8211440883</text:p>
          </table:table-cell>
          <table:table-cell office:value-type="float" office:value="0.886861318879438">
            <text:p>0.8868613189</text:p>
          </table:table-cell>
          <table:table-cell office:value-type="float" office:value="0.947556459165769">
            <text:p>0.9475564592</text:p>
          </table:table-cell>
          <table:table-cell office:value-type="float" office:value="-12.8144221992648">
            <text:p>-12.8144221993</text:p>
          </table:table-cell>
          <table:table-cell office:value-type="float" office:value="-20.6988809907889">
            <text:p>-20.69888099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6192">
            <text:p>6192</text:p>
          </table:table-cell>
          <table:table-cell office:value-type="float" office:value="11024">
            <text:p>11024</text:p>
          </table:table-cell>
          <table:table-cell office:value-type="float" office:value="16347">
            <text:p>16347</text:p>
          </table:table-cell>
          <table:table-cell office:value-type="float" office:value="-425">
            <text:p>-425</text:p>
          </table:table-cell>
          <table:table-cell office:value-type="float" office:value="-133.5">
            <text:p>-133.5</text:p>
          </table:table-cell>
          <table:table-cell office:value-type="float" office:value="-564.5">
            <text:p>-564.5</text:p>
          </table:table-cell>
          <table:table-cell office:value-type="float" office:value="-0.0686369509043928">
            <text:p>-0.0686369509</text:p>
          </table:table-cell>
          <table:table-cell office:value-type="float" office:value="-0.0121099419448476">
            <text:p>-0.0121099419</text:p>
          </table:table-cell>
          <table:table-cell office:value-type="float" office:value="-0.0345323300911482">
            <text:p>-0.0345323301</text:p>
          </table:table-cell>
          <table:table-cell office:value-type="float" office:value="0.769004292652351">
            <text:p>0.7690042927</text:p>
          </table:table-cell>
          <table:table-cell office:value-type="float" office:value="0.957902638553092">
            <text:p>0.9579026386</text:p>
          </table:table-cell>
          <table:table-cell office:value-type="float" office:value="0.881474109051168">
            <text:p>0.8814741091</text:p>
          </table:table-cell>
          <table:table-cell office:value-type="float" office:value="-9.74806619226555">
            <text:p>-9.7480661923</text:p>
          </table:table-cell>
          <table:table-cell office:value-type="float" office:value="0">
            <text:p>0</text:p>
          </table:table-cell>
          <table:table-cell office:value-type="float" office:value="-19.723809216564">
            <text:p>-19.723809216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5220">
            <text:p>5220</text:p>
          </table:table-cell>
          <table:table-cell office:value-type="float" office:value="10533">
            <text:p>10533</text:p>
          </table:table-cell>
          <table:table-cell office:value-type="float" office:value="17426">
            <text:p>17426</text:p>
          </table:table-cell>
          <table:table-cell office:value-type="float" office:value="-530.25">
            <text:p>-530.25</text:p>
          </table:table-cell>
          <table:table-cell office:value-type="float" office:value="-86.375">
            <text:p>-86.375</text:p>
          </table:table-cell>
          <table:table-cell office:value-type="float" office:value="-488">
            <text:p>-488</text:p>
          </table:table-cell>
          <table:table-cell office:value-type="float" office:value="-0.101580459770115">
            <text:p>-0.1015804598</text:p>
          </table:table-cell>
          <table:table-cell office:value-type="float" office:value="-0.00820041773473844">
            <text:p>-0.0082004177</text:p>
          </table:table-cell>
          <table:table-cell office:value-type="float" office:value="-0.0280041317571445">
            <text:p>-0.0280041318</text:p>
          </table:table-cell>
          <table:table-cell office:value-type="float" office:value="0.664692826826529">
            <text:p>0.6646928268</text:p>
          </table:table-cell>
          <table:table-cell office:value-type="float" office:value="0.971430341756423">
            <text:p>0.9714303418</text:p>
          </table:table-cell>
          <table:table-cell office:value-type="float" office:value="0.903522632385118">
            <text:p>0.9035226324</text:p>
          </table:table-cell>
          <table:table-cell office:value-type="float" office:value="-6.47086733113123">
            <text:p>-6.4708673311</text:p>
          </table:table-cell>
          <table:table-cell office:value-type="float" office:value="0">
            <text:p>0</text:p>
          </table:table-cell>
          <table:table-cell office:value-type="float" office:value="-24.4033898019543">
            <text:p>-24.40338980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5832">
            <text:p>5832</text:p>
          </table:table-cell>
          <table:table-cell office:value-type="float" office:value="10521">
            <text:p>10521</text:p>
          </table:table-cell>
          <table:table-cell office:value-type="float" office:value="15131">
            <text:p>15131</text:p>
          </table:table-cell>
          <table:table-cell office:value-type="float" office:value="-382.75">
            <text:p>-382.75</text:p>
          </table:table-cell>
          <table:table-cell office:value-type="float" office:value="-590.75">
            <text:p>-590.75</text:p>
          </table:table-cell>
          <table:table-cell office:value-type="float" office:value="-385.625">
            <text:p>-385.625</text:p>
          </table:table-cell>
          <table:table-cell office:value-type="float" office:value="-0.0656292866941015">
            <text:p>-0.0656292867</text:p>
          </table:table-cell>
          <table:table-cell office:value-type="float" office:value="-0.0561496055508032">
            <text:p>-0.0561496056</text:p>
          </table:table-cell>
          <table:table-cell office:value-type="float" office:value="-0.0254857577159474">
            <text:p>-0.0254857577</text:p>
          </table:table-cell>
          <table:table-cell office:value-type="float" office:value="0.778739614983719">
            <text:p>0.778739615</text:p>
          </table:table-cell>
          <table:table-cell office:value-type="float" office:value="0.80965582585107">
            <text:p>0.8096558259</text:p>
          </table:table-cell>
          <table:table-cell office:value-type="float" office:value="0.912072914733042">
            <text:p>0.9120729147</text:p>
          </table:table-cell>
          <table:table-cell office:value-type="float" office:value="-10.211058551791">
            <text:p>-10.2110585518</text:p>
          </table:table-cell>
          <table:table-cell office:value-type="float" office:value="-11.9947378046941">
            <text:p>-11.9947378047</text:p>
          </table:table-cell>
          <table:table-cell office:value-type="float" office:value="-26.8493679379348">
            <text:p>-26.849367937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5301">
            <text:p>5301</text:p>
          </table:table-cell>
          <table:table-cell office:value-type="float" office:value="9649">
            <text:p>9649</text:p>
          </table:table-cell>
          <table:table-cell office:value-type="float" office:value="14634">
            <text:p>14634</text:p>
          </table:table-cell>
          <table:table-cell office:value-type="float" office:value="-246.875">
            <text:p>-246.875</text:p>
          </table:table-cell>
          <table:table-cell office:value-type="float" office:value="-541.375">
            <text:p>-541.375</text:p>
          </table:table-cell>
          <table:table-cell office:value-type="float" office:value="-473.75">
            <text:p>-473.75</text:p>
          </table:table-cell>
          <table:table-cell office:value-type="float" office:value="-0.0465714016223354">
            <text:p>-0.0465714016</text:p>
          </table:table-cell>
          <table:table-cell office:value-type="float" office:value="-0.0561068504508239">
            <text:p>-0.0561068505</text:p>
          </table:table-cell>
          <table:table-cell office:value-type="float" office:value="-0.0323732403990707">
            <text:p>-0.0323732404</text:p>
          </table:table-cell>
          <table:table-cell office:value-type="float" office:value="0.841251129402001">
            <text:p>0.8412511294</text:p>
          </table:table-cell>
          <table:table-cell office:value-type="float" office:value="0.809796061610438">
            <text:p>0.8097960616</text:p>
          </table:table-cell>
          <table:table-cell office:value-type="float" office:value="0.888747790923367">
            <text:p>0.8887477909</text:p>
          </table:table-cell>
          <table:table-cell office:value-type="float" office:value="-14.5342088184077">
            <text:p>-14.5342088184</text:p>
          </table:table-cell>
          <table:table-cell office:value-type="float" office:value="-12.004147413022">
            <text:p>-12.004147413</text:p>
          </table:table-cell>
          <table:table-cell office:value-type="float" office:value="-21.0626407848183">
            <text:p>-21.062640784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4930">
            <text:p>4930</text:p>
          </table:table-cell>
          <table:table-cell office:value-type="float" office:value="8799">
            <text:p>8799</text:p>
          </table:table-cell>
          <table:table-cell office:value-type="float" office:value="15480">
            <text:p>15480</text:p>
          </table:table-cell>
          <table:table-cell office:value-type="float" office:value="-289">
            <text:p>-289</text:p>
          </table:table-cell>
          <table:table-cell office:value-type="float" office:value="-341.375">
            <text:p>-341.375</text:p>
          </table:table-cell>
          <table:table-cell office:value-type="float" office:value="-533.25">
            <text:p>-533.25</text:p>
          </table:table-cell>
          <table:table-cell office:value-type="float" office:value="-0.0586206896551724">
            <text:p>-0.0586206897</text:p>
          </table:table-cell>
          <table:table-cell office:value-type="float" office:value="-0.0387970223889078">
            <text:p>-0.0387970224</text:p>
          </table:table-cell>
          <table:table-cell office:value-type="float" office:value="-0.0344476744186046">
            <text:p>-0.0344476744</text:p>
          </table:table-cell>
          <table:table-cell office:value-type="float" office:value="0.801562901307967">
            <text:p>0.8015629013</text:p>
          </table:table-cell>
          <table:table-cell office:value-type="float" office:value="0.867160631173464">
            <text:p>0.8671606312</text:p>
          </table:table-cell>
          <table:table-cell office:value-type="float" office:value="0.88175895838967">
            <text:p>0.8817589584</text:p>
          </table:table-cell>
          <table:table-cell office:value-type="float" office:value="-11.4742126869591">
            <text:p>-11.474212687</text:p>
          </table:table-cell>
          <table:table-cell office:value-type="float" office:value="-17.517129972478">
            <text:p>-17.5171299725</text:p>
          </table:table-cell>
          <table:table-cell office:value-type="float" office:value="-19.7731425337292">
            <text:p>-19.773142533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5508">
            <text:p>5508</text:p>
          </table:table-cell>
          <table:table-cell office:value-type="float" office:value="9641">
            <text:p>9641</text:p>
          </table:table-cell>
          <table:table-cell office:value-type="float" office:value="17092">
            <text:p>17092</text:p>
          </table:table-cell>
          <table:table-cell office:value-type="float" office:value="-206.125">
            <text:p>-206.125</text:p>
          </table:table-cell>
          <table:table-cell office:value-type="float" office:value="-166.625">
            <text:p>-166.625</text:p>
          </table:table-cell>
          <table:table-cell office:value-type="float" office:value="-486.5">
            <text:p>-486.5</text:p>
          </table:table-cell>
          <table:table-cell office:value-type="float" office:value="-0.0374228395061728">
            <text:p>-0.0374228395</text:p>
          </table:table-cell>
          <table:table-cell office:value-type="float" office:value="-0.0172829581993569">
            <text:p>-0.0172829582</text:p>
          </table:table-cell>
          <table:table-cell office:value-type="float" office:value="-0.0284636087058273">
            <text:p>-0.0284636087</text:p>
          </table:table-cell>
          <table:table-cell office:value-type="float" office:value="0.871764980805136">
            <text:p>0.8717649808</text:p>
          </table:table-cell>
          <table:table-cell office:value-type="float" office:value="0.940095099564727">
            <text:p>0.9400950996</text:p>
          </table:table-cell>
          <table:table-cell office:value-type="float" office:value="0.901965316489899">
            <text:p>0.9019653165</text:p>
          </table:table-cell>
          <table:table-cell office:value-type="float" office:value="-18.1732593498534">
            <text:p>-18.1732593499</text:p>
          </table:table-cell>
          <table:table-cell office:value-type="float" office:value="0">
            <text:p>0</text:p>
          </table:table-cell>
          <table:table-cell office:value-type="float" office:value="-24.0038069884375">
            <text:p>-24.003806988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6103">
            <text:p>6103</text:p>
          </table:table-cell>
          <table:table-cell office:value-type="float" office:value="8838">
            <text:p>8838</text:p>
          </table:table-cell>
          <table:table-cell office:value-type="float" office:value="14996">
            <text:p>14996</text:p>
          </table:table-cell>
          <table:table-cell office:value-type="float" office:value="-244.375">
            <text:p>-244.375</text:p>
          </table:table-cell>
          <table:table-cell office:value-type="float" office:value="-488.25">
            <text:p>-488.25</text:p>
          </table:table-cell>
          <table:table-cell office:value-type="float" office:value="-537.375">
            <text:p>-537.375</text:p>
          </table:table-cell>
          <table:table-cell office:value-type="float" office:value="-0.040041782729805">
            <text:p>-0.0400417827</text:p>
          </table:table-cell>
          <table:table-cell office:value-type="float" office:value="-0.0552443991853361">
            <text:p>-0.0552443992</text:p>
          </table:table-cell>
          <table:table-cell office:value-type="float" office:value="-0.0358345558815684">
            <text:p>-0.0358345559</text:p>
          </table:table-cell>
          <table:table-cell office:value-type="float" office:value="0.862996315399477">
            <text:p>0.8629963154</text:p>
          </table:table-cell>
          <table:table-cell office:value-type="float" office:value="0.812626412388367">
            <text:p>0.8126264124</text:p>
          </table:table-cell>
          <table:table-cell office:value-type="float" office:value="0.87709592058916">
            <text:p>0.8770959206</text:p>
          </table:table-cell>
          <table:table-cell office:value-type="float" office:value="-16.9616634041053">
            <text:p>-16.9616634041</text:p>
          </table:table-cell>
          <table:table-cell office:value-type="float" office:value="-12.1970662502731">
            <text:p>-12.1970662503</text:p>
          </table:table-cell>
          <table:table-cell office:value-type="float" office:value="-18.9943008857397">
            <text:p>-18.994300885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72">
            <text:p>472</text:p>
          </table:table-cell>
          <table:table-cell table:number-columns-repeated="2" office:value-type="float" office:value="958">
            <text:p>958</text:p>
          </table:table-cell>
          <table:table-cell office:value-type="float" office:value="5022">
            <text:p>5022</text:p>
          </table:table-cell>
          <table:table-cell office:value-type="float" office:value="8244">
            <text:p>8244</text:p>
          </table:table-cell>
          <table:table-cell office:value-type="float" office:value="13279">
            <text:p>13279</text:p>
          </table:table-cell>
          <table:table-cell office:value-type="float" office:value="-114.75">
            <text:p>-114.75</text:p>
          </table:table-cell>
          <table:table-cell office:value-type="float" office:value="-350.375">
            <text:p>-350.375</text:p>
          </table:table-cell>
          <table:table-cell office:value-type="float" office:value="-555.625">
            <text:p>-555.625</text:p>
          </table:table-cell>
          <table:table-cell office:value-type="float" office:value="-0.0228494623655914">
            <text:p>-0.0228494624</text:p>
          </table:table-cell>
          <table:table-cell office:value-type="float" office:value="-0.0425006065016982">
            <text:p>-0.0425006065</text:p>
          </table:table-cell>
          <table:table-cell office:value-type="float" office:value="-0.0418423827095414">
            <text:p>-0.0418423827</text:p>
          </table:table-cell>
          <table:table-cell office:value-type="float" office:value="0.921050193664007">
            <text:p>0.9210501937</text:p>
          </table:table-cell>
          <table:table-cell office:value-type="float" office:value="0.85478822828796">
            <text:p>0.8547882283</text:p>
          </table:table-cell>
          <table:table-cell office:value-type="float" office:value="0.856983199098596">
            <text:p>0.8569831991</text:p>
          </table:table-cell>
          <table:table-cell office:value-type="float" office:value="-29.987473762812">
            <text:p>-29.9874737628</text:p>
          </table:table-cell>
          <table:table-cell office:value-type="float" office:value="-15.9600305460114">
            <text:p>-15.960030546</text:p>
          </table:table-cell>
          <table:table-cell office:value-type="float" office:value="-16.2166293833455">
            <text:p>-16.216629383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4878">
            <text:p>4878</text:p>
          </table:table-cell>
          <table:table-cell office:value-type="float" office:value="7616">
            <text:p>7616</text:p>
          </table:table-cell>
          <table:table-cell office:value-type="float" office:value="11580">
            <text:p>11580</text:p>
          </table:table-cell>
          <table:table-cell office:value-type="float" office:value="-87.75">
            <text:p>-87.75</text:p>
          </table:table-cell>
          <table:table-cell office:value-type="float" office:value="-512.125">
            <text:p>-512.125</text:p>
          </table:table-cell>
          <table:table-cell office:value-type="float" office:value="-602.25">
            <text:p>-602.25</text:p>
          </table:table-cell>
          <table:table-cell office:value-type="float" office:value="-0.0179889298892989">
            <text:p>-0.0179889299</text:p>
          </table:table-cell>
          <table:table-cell office:value-type="float" office:value="-0.0672433035714286">
            <text:p>-0.0672433036</text:p>
          </table:table-cell>
          <table:table-cell office:value-type="float" office:value="-0.0520077720207254">
            <text:p>-0.052007772</text:p>
          </table:table-cell>
          <table:table-cell office:value-type="float" office:value="0.937673004520636">
            <text:p>0.9376730045</text:p>
          </table:table-cell>
          <table:table-cell office:value-type="float" office:value="0.773510894775391">
            <text:p>0.7735108948</text:p>
          </table:table-cell>
          <table:table-cell office:value-type="float" office:value="0.823274222294558">
            <text:p>0.8232742223</text:p>
          </table:table-cell>
          <table:table-cell office:value-type="float" office:value="0">
            <text:p>0</text:p>
          </table:table-cell>
          <table:table-cell office:value-type="float" office:value="-9.95745354949187">
            <text:p>-9.9574535495</text:p>
          </table:table-cell>
          <table:table-cell office:value-type="float" office:value="-12.9781030122626">
            <text:p>-12.978103012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578">
            <text:p>578</text:p>
          </table:table-cell>
          <table:table-cell office:value-type="float" office:value="5567">
            <text:p>5567</text:p>
          </table:table-cell>
          <table:table-cell office:value-type="float" office:value="7788">
            <text:p>7788</text:p>
          </table:table-cell>
          <table:table-cell office:value-type="float" office:value="11638">
            <text:p>11638</text:p>
          </table:table-cell>
          <table:table-cell office:value-type="float" office:value="-40.375">
            <text:p>-40.375</text:p>
          </table:table-cell>
          <table:table-cell office:value-type="float" office:value="-158.125">
            <text:p>-158.125</text:p>
          </table:table-cell>
          <table:table-cell office:value-type="float" office:value="-28.75">
            <text:p>-28.75</text:p>
          </table:table-cell>
          <table:table-cell office:value-type="float" office:value="-0.00725255972696246">
            <text:p>-0.0072525597</text:p>
          </table:table-cell>
          <table:table-cell office:value-type="float" office:value="-0.0203036723163842">
            <text:p>-0.0203036723</text:p>
          </table:table-cell>
          <table:table-cell office:value-type="float" office:value="-0.0024703557312253">
            <text:p>-0.0024703557</text:p>
          </table:table-cell>
          <table:table-cell office:value-type="float" office:value="0.974719136215914">
            <text:p>0.9747191362</text:p>
          </table:table-cell>
          <table:table-cell office:value-type="float" office:value="0.929745135547336">
            <text:p>0.9297451355</text:p>
          </table:table-cell>
          <table:table-cell office:value-type="float" office:value="0.991365716149291">
            <text:p>0.9913657161</text:p>
          </table:table-cell>
          <table:table-cell office:value-type="float" office:value="0">
            <text:p>0</text:p>
          </table:table-cell>
          <table:table-cell office:value-type="float" office:value="-33.7912470466185">
            <text:p>-33.7912470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4636">
            <text:p>4636</text:p>
          </table:table-cell>
          <table:table-cell office:value-type="float" office:value="7502">
            <text:p>7502</text:p>
          </table:table-cell>
          <table:table-cell office:value-type="float" office:value="12276">
            <text:p>12276</text:p>
          </table:table-cell>
          <table:table-cell office:value-type="float" office:value="-87.875">
            <text:p>-87.875</text:p>
          </table:table-cell>
          <table:table-cell office:value-type="float" office:value="-264">
            <text:p>-264</text:p>
          </table:table-cell>
          <table:table-cell office:value-type="float" office:value="-663.5">
            <text:p>-663.5</text:p>
          </table:table-cell>
          <table:table-cell office:value-type="float" office:value="-0.0189549180327869">
            <text:p>-0.018954918</text:p>
          </table:table-cell>
          <table:table-cell office:value-type="float" office:value="-0.0351906158357771">
            <text:p>-0.0351906158</text:p>
          </table:table-cell>
          <table:table-cell office:value-type="float" office:value="-0.054048550016292">
            <text:p>-0.05404855</text:p>
          </table:table-cell>
          <table:table-cell office:value-type="float" office:value="0.9343619931638">
            <text:p>0.9343619932</text:p>
          </table:table-cell>
          <table:table-cell office:value-type="float" office:value="0.879260068282867">
            <text:p>0.8792600683</text:p>
          </table:table-cell>
          <table:table-cell office:value-type="float" office:value="0.816555716630351">
            <text:p>0.8165557166</text:p>
          </table:table-cell>
          <table:table-cell office:value-type="float" office:value="0">
            <text:p>0</text:p>
          </table:table-cell>
          <table:table-cell office:value-type="float" office:value="-19.3482895175452">
            <text:p>-19.3482895175</text:p>
          </table:table-cell>
          <table:table-cell office:value-type="float" office:value="-12.4747457646051">
            <text:p>-12.474745764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290">
            <text:p>290</text:p>
          </table:table-cell>
          <table:table-cell office:value-type="float" office:value="4275">
            <text:p>4275</text:p>
          </table:table-cell>
          <table:table-cell office:value-type="float" office:value="6888">
            <text:p>6888</text:p>
          </table:table-cell>
          <table:table-cell office:value-type="float" office:value="11088">
            <text:p>11088</text:p>
          </table:table-cell>
          <table:table-cell office:value-type="float" office:value="-40.375">
            <text:p>-40.375</text:p>
          </table:table-cell>
          <table:table-cell office:value-type="float" office:value="-282.875">
            <text:p>-282.875</text:p>
          </table:table-cell>
          <table:table-cell office:value-type="float" office:value="-535.375">
            <text:p>-535.375</text:p>
          </table:table-cell>
          <table:table-cell office:value-type="float" office:value="-0.00944444444444444">
            <text:p>-0.0094444444</text:p>
          </table:table-cell>
          <table:table-cell office:value-type="float" office:value="-0.0410677990708479">
            <text:p>-0.0410677991</text:p>
          </table:table-cell>
          <table:table-cell office:value-type="float" office:value="-0.0482841810966811">
            <text:p>-0.0482841811</text:p>
          </table:table-cell>
          <table:table-cell office:value-type="float" office:value="0.967119271604938">
            <text:p>0.9671192716</text:p>
          </table:table-cell>
          <table:table-cell office:value-type="float" office:value="0.859568368928259">
            <text:p>0.8595683689</text:p>
          </table:table-cell>
          <table:table-cell office:value-type="float" office:value="0.835574835964203">
            <text:p>0.835574836</text:p>
          </table:table-cell>
          <table:table-cell office:value-type="float" office:value="0">
            <text:p>0</text:p>
          </table:table-cell>
          <table:table-cell office:value-type="float" office:value="-16.5291227575048">
            <text:p>-16.5291227575</text:p>
          </table:table-cell>
          <table:table-cell office:value-type="float" office:value="-14.0061428898047">
            <text:p>-14.006142889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4">
            <text:p>324</text:p>
          </table:table-cell>
          <table:table-cell office:value-type="float" office:value="5073">
            <text:p>5073</text:p>
          </table:table-cell>
          <table:table-cell office:value-type="float" office:value="7209">
            <text:p>7209</text:p>
          </table:table-cell>
          <table:table-cell office:value-type="float" office:value="10980">
            <text:p>10980</text:p>
          </table:table-cell>
          <table:table-cell office:value-type="float" office:value="-28.5">
            <text:p>-28.5</text:p>
          </table:table-cell>
          <table:table-cell office:value-type="float" office:value="-40.5">
            <text:p>-40.5</text:p>
          </table:table-cell>
          <table:table-cell office:value-type="float" office:value="-18">
            <text:p>-18</text:p>
          </table:table-cell>
          <table:table-cell table:number-columns-repeated="2" office:value-type="float" office:value="-0.00561797752808989">
            <text:p>-0.0056179775</text:p>
          </table:table-cell>
          <table:table-cell office:value-type="float" office:value="-0.00163934426229508">
            <text:p>-0.0016393443</text:p>
          </table:table-cell>
          <table:table-cell table:number-columns-repeated="2" office:value-type="float" office:value="0.980398939527837">
            <text:p>0.9803989395</text:p>
          </table:table-cell>
          <table:table-cell office:value-type="float" office:value="0.994267562483203">
            <text:p>0.994267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5274">
            <text:p>5274</text:p>
          </table:table-cell>
          <table:table-cell office:value-type="float" office:value="7350">
            <text:p>7350</text:p>
          </table:table-cell>
          <table:table-cell office:value-type="float" office:value="11293">
            <text:p>11293</text:p>
          </table:table-cell>
          <table:table-cell office:value-type="float" office:value="-38.25">
            <text:p>-38.25</text:p>
          </table:table-cell>
          <table:table-cell office:value-type="float" office:value="-71.875">
            <text:p>-71.875</text:p>
          </table:table-cell>
          <table:table-cell office:value-type="float" office:value="-356.5">
            <text:p>-356.5</text:p>
          </table:table-cell>
          <table:table-cell office:value-type="float" office:value="-0.00725255972696246">
            <text:p>-0.0072525597</text:p>
          </table:table-cell>
          <table:table-cell office:value-type="float" office:value="-0.00977891156462585">
            <text:p>-0.0097789116</text:p>
          </table:table-cell>
          <table:table-cell office:value-type="float" office:value="-0.0315682281059063">
            <text:p>-0.0315682281</text:p>
          </table:table-cell>
          <table:table-cell office:value-type="float" office:value="0.974719136215914">
            <text:p>0.9747191362</text:p>
          </table:table-cell>
          <table:table-cell office:value-type="float" office:value="0.965961238662132">
            <text:p>0.9659612387</text:p>
          </table:table-cell>
          <table:table-cell office:value-type="float" office:value="0.891464445559791">
            <text:p>0.8914644456</text:p>
          </table:table-cell>
          <table:table-cell table:number-columns-repeated="2" office:value-type="float" office:value="0">
            <text:p>0</text:p>
          </table:table-cell>
          <table:table-cell office:value-type="float" office:value="-21.6086875003413">
            <text:p>-21.608687500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4392">
            <text:p>4392</text:p>
          </table:table-cell>
          <table:table-cell office:value-type="float" office:value="6992">
            <text:p>6992</text:p>
          </table:table-cell>
          <table:table-cell office:value-type="float" office:value="10944">
            <text:p>10944</text:p>
          </table:table-cell>
          <table:table-cell office:value-type="float" office:value="-83.25">
            <text:p>-83.25</text:p>
          </table:table-cell>
          <table:table-cell office:value-type="float" office:value="112.125">
            <text:p>112.125</text:p>
          </table:table-cell>
          <table:table-cell office:value-type="float" office:value="175.5">
            <text:p>175.5</text:p>
          </table:table-cell>
          <table:table-cell office:value-type="float" office:value="-0.0189549180327869">
            <text:p>-0.018954918</text:p>
          </table:table-cell>
          <table:table-cell table:number-columns-repeated="2" office:value-type="float" office:value="0.0160361842105263">
            <text:p>0.0160361842</text:p>
          </table:table-cell>
          <table:table-cell office:value-type="float" office:value="0.9343619931638">
            <text:p>0.9343619932</text:p>
          </table:table-cell>
          <table:table-cell table:number-columns-repeated="2" office:value-type="float" office:value="1.05663067677675">
            <text:p>1.0566306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36">
            <text:p>336</text:p>
          </table:table-cell>
          <table:table-cell office:value-type="float" office:value="4050">
            <text:p>4050</text:p>
          </table:table-cell>
          <table:table-cell office:value-type="float" office:value="6750">
            <text:p>6750</text:p>
          </table:table-cell>
          <table:table-cell office:value-type="float" office:value="10476">
            <text:p>10476</text:p>
          </table:table-cell>
          <table:table-cell office:value-type="float" office:value="-38.25">
            <text:p>-38.25</text:p>
          </table:table-cell>
          <table:table-cell office:value-type="float" office:value="-63.75">
            <text:p>-63.75</text:p>
          </table:table-cell>
          <table:table-cell office:value-type="float" office:value="166.5">
            <text:p>166.5</text:p>
          </table:table-cell>
          <table:table-cell table:number-columns-repeated="2" office:value-type="float" office:value="-0.00944444444444444">
            <text:p>-0.0094444444</text:p>
          </table:table-cell>
          <table:table-cell office:value-type="float" office:value="0.015893470790378">
            <text:p>0.0158934708</text:p>
          </table:table-cell>
          <table:table-cell table:number-columns-repeated="2" office:value-type="float" office:value="0.967119271604938">
            <text:p>0.9671192716</text:p>
          </table:table-cell>
          <table:table-cell office:value-type="float" office:value="1.0561222484973">
            <text:p>1.05612224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4806">
            <text:p>4806</text:p>
          </table:table-cell>
          <table:table-cell office:value-type="float" office:value="7072">
            <text:p>7072</text:p>
          </table:table-cell>
          <table:table-cell office:value-type="float" office:value="10548">
            <text:p>10548</text:p>
          </table:table-cell>
          <table:table-cell office:value-type="float" office:value="-27">
            <text:p>-27</text:p>
          </table:table-cell>
          <table:table-cell office:value-type="float" office:value="42.375">
            <text:p>42.375</text:p>
          </table:table-cell>
          <table:table-cell office:value-type="float" office:value="106.125">
            <text:p>106.125</text:p>
          </table:table-cell>
          <table:table-cell office:value-type="float" office:value="-0.00561797752808989">
            <text:p>-0.0056179775</text:p>
          </table:table-cell>
          <table:table-cell office:value-type="float" office:value="0.00599194004524887">
            <text:p>0.00599194</text:p>
          </table:table-cell>
          <table:table-cell office:value-type="float" office:value="0.010061149032992">
            <text:p>0.010061149</text:p>
          </table:table-cell>
          <table:table-cell office:value-type="float" office:value="0.980398939527837">
            <text:p>0.9803989395</text:p>
          </table:table-cell>
          <table:table-cell office:value-type="float" office:value="1.02104216071556">
            <text:p>1.0210421607</text:p>
          </table:table-cell>
          <table:table-cell office:value-type="float" office:value="1.03541242598641">
            <text:p>1.0354124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9">
            <text:p>279</text:p>
          </table:table-cell>
          <table:table-cell office:value-type="float" office:value="4148">
            <text:p>4148</text:p>
          </table:table-cell>
          <table:table-cell office:value-type="float" office:value="6762">
            <text:p>6762</text:p>
          </table:table-cell>
          <table:table-cell office:value-type="float" office:value="10584">
            <text:p>10584</text:p>
          </table:table-cell>
          <table:table-cell office:value-type="float" office:value="-78.625">
            <text:p>-78.625</text:p>
          </table:table-cell>
          <table:table-cell office:value-type="float" office:value="-66.125">
            <text:p>-66.125</text:p>
          </table:table-cell>
          <table:table-cell office:value-type="float" office:value="-103.5">
            <text:p>-103.5</text:p>
          </table:table-cell>
          <table:table-cell office:value-type="float" office:value="-0.0189549180327869">
            <text:p>-0.018954918</text:p>
          </table:table-cell>
          <table:table-cell table:number-columns-repeated="2" office:value-type="float" office:value="-0.00977891156462585">
            <text:p>-0.0097789116</text:p>
          </table:table-cell>
          <table:table-cell office:value-type="float" office:value="0.9343619931638">
            <text:p>0.9343619932</text:p>
          </table:table-cell>
          <table:table-cell table:number-columns-repeated="2" office:value-type="float" office:value="0.965961238662132">
            <text:p>0.96596123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3825">
            <text:p>3825</text:p>
          </table:table-cell>
          <table:table-cell office:value-type="float" office:value="6896">
            <text:p>6896</text:p>
          </table:table-cell>
          <table:table-cell office:value-type="float" office:value="10944">
            <text:p>10944</text:p>
          </table:table-cell>
          <table:table-cell office:value-type="float" office:value="-36.125">
            <text:p>-36.125</text:p>
          </table:table-cell>
          <table:table-cell office:value-type="float" office:value="42">
            <text:p>42</text:p>
          </table:table-cell>
          <table:table-cell office:value-type="float" office:value="175.5">
            <text:p>175.5</text:p>
          </table:table-cell>
          <table:table-cell office:value-type="float" office:value="-0.00944444444444444">
            <text:p>-0.0094444444</text:p>
          </table:table-cell>
          <table:table-cell office:value-type="float" office:value="0.00609048723897912">
            <text:p>0.0060904872</text:p>
          </table:table-cell>
          <table:table-cell office:value-type="float" office:value="0.0160361842105263">
            <text:p>0.0160361842</text:p>
          </table:table-cell>
          <table:table-cell office:value-type="float" office:value="0.967119271604938">
            <text:p>0.9671192716</text:p>
          </table:table-cell>
          <table:table-cell office:value-type="float" office:value="1.02138940964465">
            <text:p>1.0213894096</text:p>
          </table:table-cell>
          <table:table-cell office:value-type="float" office:value="1.05663067677675">
            <text:p>1.0566306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11">
            <text:p>311</text:p>
          </table:table-cell>
          <table:table-cell office:value-type="float" office:value="4539">
            <text:p>4539</text:p>
          </table:table-cell>
          <table:table-cell office:value-type="float" office:value="6693">
            <text:p>6693</text:p>
          </table:table-cell>
          <table:table-cell office:value-type="float" office:value="10476">
            <text:p>10476</text:p>
          </table:table-cell>
          <table:table-cell office:value-type="float" office:value="-25.5">
            <text:p>-25.5</text:p>
          </table:table-cell>
          <table:table-cell office:value-type="float" office:value="106.375">
            <text:p>106.375</text:p>
          </table:table-cell>
          <table:table-cell office:value-type="float" office:value="166.5">
            <text:p>166.5</text:p>
          </table:table-cell>
          <table:table-cell office:value-type="float" office:value="-0.00561797752808989">
            <text:p>-0.0056179775</text:p>
          </table:table-cell>
          <table:table-cell table:number-columns-repeated="2" office:value-type="float" office:value="0.015893470790378">
            <text:p>0.0158934708</text:p>
          </table:table-cell>
          <table:table-cell office:value-type="float" office:value="0.980398939527837">
            <text:p>0.9803989395</text:p>
          </table:table-cell>
          <table:table-cell table:number-columns-repeated="2" office:value-type="float" office:value="1.0561222484973">
            <text:p>1.05612224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4998">
            <text:p>4998</text:p>
          </table:table-cell>
          <table:table-cell office:value-type="float" office:value="6930">
            <text:p>6930</text:p>
          </table:table-cell>
          <table:table-cell office:value-type="float" office:value="10548">
            <text:p>10548</text:p>
          </table:table-cell>
          <table:table-cell office:value-type="float" office:value="-48.875">
            <text:p>-48.875</text:p>
          </table:table-cell>
          <table:table-cell office:value-type="float" office:value="-100.375">
            <text:p>-100.375</text:p>
          </table:table-cell>
          <table:table-cell office:value-type="float" office:value="-62.625">
            <text:p>-62.625</text:p>
          </table:table-cell>
          <table:table-cell office:value-type="float" office:value="-0.00977891156462585">
            <text:p>-0.0097789116</text:p>
          </table:table-cell>
          <table:table-cell office:value-type="float" office:value="-0.014484126984127">
            <text:p>-0.014484127</text:p>
          </table:table-cell>
          <table:table-cell office:value-type="float" office:value="-0.00593714448236632">
            <text:p>-0.0059371445</text:p>
          </table:table-cell>
          <table:table-cell office:value-type="float" office:value="0.965961238662132">
            <text:p>0.9659612387</text:p>
          </table:table-cell>
          <table:table-cell office:value-type="float" office:value="0.94971674382716">
            <text:p>0.9497167438</text:p>
          </table:table-cell>
          <table:table-cell office:value-type="float" office:value="0.979289083693543">
            <text:p>0.97928908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308">
            <text:p>308</text:p>
          </table:table-cell>
          <table:table-cell office:value-type="float" office:value="4860">
            <text:p>4860</text:p>
          </table:table-cell>
          <table:table-cell office:value-type="float" office:value="6587">
            <text:p>6587</text:p>
          </table:table-cell>
          <table:table-cell office:value-type="float" office:value="10032">
            <text:p>10032</text:p>
          </table:table-cell>
          <table:table-cell office:value-type="float" office:value="-156.375">
            <text:p>-156.375</text:p>
          </table:table-cell>
          <table:table-cell office:value-type="float" office:value="-95.5">
            <text:p>-95.5</text:p>
          </table:table-cell>
          <table:table-cell office:value-type="float" office:value="160.875">
            <text:p>160.875</text:p>
          </table:table-cell>
          <table:table-cell office:value-type="float" office:value="-0.0321759259259259">
            <text:p>-0.0321759259</text:p>
          </table:table-cell>
          <table:table-cell office:value-type="float" office:value="-0.0144982541369364">
            <text:p>-0.0144982541</text:p>
          </table:table-cell>
          <table:table-cell office:value-type="float" office:value="0.0160361842105263">
            <text:p>0.0160361842</text:p>
          </table:table-cell>
          <table:table-cell office:value-type="float" office:value="0.889413428069273">
            <text:p>0.8894134281</text:p>
          </table:table-cell>
          <table:table-cell office:value-type="float" office:value="0.94966810129184">
            <text:p>0.9496681013</text:p>
          </table:table-cell>
          <table:table-cell office:value-type="float" office:value="1.05663067677675">
            <text:p>1.0566306768</text:p>
          </table:table-cell>
          <table:table-cell office:value-type="float" office:value="-21.1939533027723">
            <text:p>-21.19395330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4920">
            <text:p>4920</text:p>
          </table:table-cell>
          <table:table-cell office:value-type="float" office:value="6765">
            <text:p>6765</text:p>
          </table:table-cell>
          <table:table-cell office:value-type="float" office:value="10188">
            <text:p>10188</text:p>
          </table:table-cell>
          <table:table-cell office:value-type="float" office:value="-4">
            <text:p>-4</text:p>
          </table:table-cell>
          <table:table-cell office:value-type="float" office:value="-5.5">
            <text:p>-5.5</text:p>
          </table:table-cell>
          <table:table-cell office:value-type="float" office:value="-238.5">
            <text:p>-238.5</text:p>
          </table:table-cell>
          <table:table-cell table:number-columns-repeated="2" office:value-type="float" office:value="-0.000813008130081301">
            <text:p>-0.0008130081</text:p>
          </table:table-cell>
          <table:table-cell office:value-type="float" office:value="-0.0234098939929329">
            <text:p>-0.023409894</text:p>
          </table:table-cell>
          <table:table-cell table:number-columns-repeated="2" office:value-type="float" office:value="0.997155767069866">
            <text:p>0.9971557671</text:p>
          </table:table-cell>
          <table:table-cell office:value-type="float" office:value="0.919139496372785">
            <text:p>0.9191394964</text:p>
          </table:table-cell>
          <table:table-cell table:number-columns-repeated="2" office:value-type="float" office:value="0">
            <text:p>0</text:p>
          </table:table-cell>
          <table:table-cell office:value-type="float" office:value="-29.261213168783">
            <text:p>-29.261213168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4716">
            <text:p>4716</text:p>
          </table:table-cell>
          <table:table-cell office:value-type="float" office:value="6732">
            <text:p>6732</text:p>
          </table:table-cell>
          <table:table-cell office:value-type="float" office:value="10164">
            <text:p>10164</text:p>
          </table:table-cell>
          <table:table-cell office:value-type="float" office:value="-116.125">
            <text:p>-116.125</text:p>
          </table:table-cell>
          <table:table-cell office:value-type="float" office:value="-16.25">
            <text:p>-16.25</text:p>
          </table:table-cell>
          <table:table-cell office:value-type="float" office:value="-30.125">
            <text:p>-30.125</text:p>
          </table:table-cell>
          <table:table-cell office:value-type="float" office:value="-0.0246236217133164">
            <text:p>-0.0246236217</text:p>
          </table:table-cell>
          <table:table-cell office:value-type="float" office:value="-0.00241384432560903">
            <text:p>-0.0024138443</text:p>
          </table:table-cell>
          <table:table-cell office:value-type="float" office:value="-0.00296389216843762">
            <text:p>-0.0029638922</text:p>
          </table:table-cell>
          <table:table-cell office:value-type="float" office:value="0.915005716586102">
            <text:p>0.9150057166</text:p>
          </table:table-cell>
          <table:table-cell office:value-type="float" office:value="0.991562965083448">
            <text:p>0.9915629651</text:p>
          </table:table-cell>
          <table:table-cell office:value-type="float" office:value="0.989643595337769">
            <text:p>0.9896435953</text:p>
          </table:table-cell>
          <table:table-cell office:value-type="float" office:value="-27.801670726449">
            <text:p>-27.80167072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4556">
            <text:p>4556</text:p>
          </table:table-cell>
          <table:table-cell office:value-type="float" office:value="6424">
            <text:p>6424</text:p>
          </table:table-cell>
          <table:table-cell office:value-type="float" office:value="9716">
            <text:p>9716</text:p>
          </table:table-cell>
          <table:table-cell office:value-type="float" office:value="-162.5">
            <text:p>-162.5</text:p>
          </table:table-cell>
          <table:table-cell office:value-type="float" office:value="-109">
            <text:p>-109</text:p>
          </table:table-cell>
          <table:table-cell office:value-type="float" office:value="-248.125">
            <text:p>-248.125</text:p>
          </table:table-cell>
          <table:table-cell office:value-type="float" office:value="-0.035667251975417">
            <text:p>-0.035667252</text:p>
          </table:table-cell>
          <table:table-cell office:value-type="float" office:value="-0.0169676214196762">
            <text:p>-0.0169676214</text:p>
          </table:table-cell>
          <table:table-cell office:value-type="float" office:value="-0.025537772745986">
            <text:p>-0.0255377727</text:p>
          </table:table-cell>
          <table:table-cell office:value-type="float" office:value="0.877658037698457">
            <text:p>0.8776580377</text:p>
          </table:table-cell>
          <table:table-cell office:value-type="float" office:value="0.941177609377351">
            <text:p>0.9411776094</text:p>
          </table:table-cell>
          <table:table-cell office:value-type="float" office:value="0.911896063949227">
            <text:p>0.9118960639</text:p>
          </table:table-cell>
          <table:table-cell office:value-type="float" office:value="-19.0850427780101">
            <text:p>-19.085042778</text:p>
          </table:table-cell>
          <table:table-cell office:value-type="float" office:value="0">
            <text:p>0</text:p>
          </table:table-cell>
          <table:table-cell office:value-type="float" office:value="-26.7939694492735">
            <text:p>-26.793969449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4041">
            <text:p>4041</text:p>
          </table:table-cell>
          <table:table-cell office:value-type="float" office:value="5930">
            <text:p>5930</text:p>
          </table:table-cell>
          <table:table-cell office:value-type="float" office:value="9339">
            <text:p>9339</text:p>
          </table:table-cell>
          <table:table-cell office:value-type="float" office:value="7.625">
            <text:p>7.625</text:p>
          </table:table-cell>
          <table:table-cell office:value-type="float" office:value="59.875">
            <text:p>59.875</text:p>
          </table:table-cell>
          <table:table-cell office:value-type="float" office:value="58.25">
            <text:p>58.25</text:p>
          </table:table-cell>
          <table:table-cell office:value-type="float" office:value="0.00188690918089582">
            <text:p>0.0018869092</text:p>
          </table:table-cell>
          <table:table-cell office:value-type="float" office:value="0.0100969645868465">
            <text:p>0.0100969646</text:p>
          </table:table-cell>
          <table:table-cell office:value-type="float" office:value="0.00623728450583574">
            <text:p>0.0062372845</text:p>
          </table:table-cell>
          <table:table-cell office:value-type="float" office:value="1.0066111605686">
            <text:p>1.0066111606</text:p>
          </table:table-cell>
          <table:table-cell office:value-type="float" office:value="1.03553919549394">
            <text:p>1.0355391955</text:p>
          </table:table-cell>
          <table:table-cell office:value-type="float" office:value="1.02190674705772">
            <text:p>1.02190674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4454">
            <text:p>4454</text:p>
          </table:table-cell>
          <table:table-cell office:value-type="float" office:value="6311">
            <text:p>6311</text:p>
          </table:table-cell>
          <table:table-cell office:value-type="float" office:value="9636">
            <text:p>9636</text:p>
          </table:table-cell>
          <table:table-cell office:value-type="float" office:value="65.8571428571429">
            <text:p>65.8571428571</text:p>
          </table:table-cell>
          <table:table-cell office:value-type="float" office:value="34.1428571428571">
            <text:p>34.1428571429</text:p>
          </table:table-cell>
          <table:table-cell office:value-type="float" office:value="52.1428571428571">
            <text:p>52.1428571429</text:p>
          </table:table-cell>
          <table:table-cell office:value-type="float" office:value="0.0147860670985952">
            <text:p>0.0147860671</text:p>
          </table:table-cell>
          <table:table-cell office:value-type="float" office:value="0.0054100550059986">
            <text:p>0.005410055</text:p>
          </table:table-cell>
          <table:table-cell office:value-type="float" office:value="0.00541125541125541">
            <text:p>0.0054112554</text:p>
          </table:table-cell>
          <table:table-cell office:value-type="float" office:value="1.05217974529436">
            <text:p>1.0521797453</text:p>
          </table:table-cell>
          <table:table-cell office:value-type="float" office:value="1.01899255916352">
            <text:p>1.0189925592</text:p>
          </table:table-cell>
          <table:table-cell office:value-type="float" office:value="1.01899678604224">
            <text:p>1.018996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4309">
            <text:p>4309</text:p>
          </table:table-cell>
          <table:table-cell office:value-type="float" office:value="6257">
            <text:p>6257</text:p>
          </table:table-cell>
          <table:table-cell office:value-type="float" office:value="9561">
            <text:p>9561</text:p>
          </table:table-cell>
          <table:table-cell office:value-type="float" office:value="34.1666666666667">
            <text:p>34.1666666667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0.00792914055852093">
            <text:p>0.0079291406</text:p>
          </table:table-cell>
          <table:table-cell office:value-type="float" office:value="0.00599328751797986">
            <text:p>0.0059932875</text:p>
          </table:table-cell>
          <table:table-cell office:value-type="float" office:value="0">
            <text:p>0</text:p>
          </table:table-cell>
          <table:table-cell office:value-type="float" office:value="1.02787521964402">
            <text:p>1.0278752196</text:p>
          </table:table-cell>
          <table:table-cell office:value-type="float" office:value="1.02104690852366">
            <text:p>1.0210469085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04">
            <text:p>304</text:p>
          </table:table-cell>
          <table:table-cell office:value-type="float" office:value="3974">
            <text:p>3974</text:p>
          </table:table-cell>
          <table:table-cell office:value-type="float" office:value="5886">
            <text:p>5886</text:p>
          </table:table-cell>
          <table:table-cell office:value-type="float" office:value="9486">
            <text:p>9486</text:p>
          </table:table-cell>
          <table:table-cell office:value-type="float" office:value="73">
            <text:p>73</text:p>
          </table:table-cell>
          <table:table-cell office:value-type="float" office:value="108.2">
            <text:p>108.2</text:p>
          </table:table-cell>
          <table:table-cell office:value-type="float" office:value="0">
            <text:p>0</text:p>
          </table:table-cell>
          <table:table-cell office:value-type="float" office:value="0.0183694011071968">
            <text:p>0.0183694011</text:p>
          </table:table-cell>
          <table:table-cell office:value-type="float" office:value="0.0183826027862725">
            <text:p>0.0183826028</text:p>
          </table:table-cell>
          <table:table-cell office:value-type="float" office:value="0">
            <text:p>0</text:p>
          </table:table-cell>
          <table:table-cell office:value-type="float" office:value="1.06495427627338">
            <text:p>1.0649542763</text:p>
          </table:table-cell>
          <table:table-cell office:value-type="float" office:value="1.06500143311894">
            <text:p>1.0650014331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3828">
            <text:p>3828</text:p>
          </table:table-cell>
          <table:table-cell office:value-type="float" office:value="6288">
            <text:p>6288</text:p>
          </table:table-cell>
          <table:table-cell office:value-type="float" office:value="10549">
            <text:p>10549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.0446882951653944">
            <text:p>0.0446882952</text:p>
          </table:table-cell>
          <table:table-cell office:value-type="float" office:value="0.0303346288747749">
            <text:p>0.0303346289</text:p>
          </table:table-cell>
          <table:table-cell office:value-type="float" office:value="0.87">
            <text:p>0.87</text:p>
          </table:table-cell>
          <table:table-cell office:value-type="float" office:value="1.16032323877947">
            <text:p>1.1603232388</text:p>
          </table:table-cell>
          <table:table-cell office:value-type="float" office:value="1.10797477289129">
            <text:p>1.1079747729</text:p>
          </table:table-cell>
          <table:table-cell office:value-type="float" office:value="0">
            <text:p>0</text:p>
          </table:table-cell>
          <table:table-cell office:value-type="float" office:value="15.8547582502342">
            <text:p>15.8547582502</text:p>
          </table:table-cell>
          <table:table-cell office:value-type="float" office:value="23.1948774938524">
            <text:p>23.194877493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3687">
            <text:p>3687</text:p>
          </table:table-cell>
          <table:table-cell office:value-type="float" office:value="6170">
            <text:p>6170</text:p>
          </table:table-cell>
          <table:table-cell office:value-type="float" office:value="10849">
            <text:p>10849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5">
            <text:p>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392">
            <text:p>392</text:p>
          </table:table-cell>
          <table:table-cell office:value-type="float" office:value="3552">
            <text:p>3552</text:p>
          </table:table-cell>
          <table:table-cell office:value-type="float" office:value="6265">
            <text:p>6265</text:p>
          </table:table-cell>
          <table:table-cell office:value-type="float" office:value="11157">
            <text:p>11157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7.5">
            <text:p>87.5</text:p>
          </table:table-cell>
          <table:table-cell office:value-type="float" office:value="3677.25">
            <text:p>3677.25</text:p>
          </table:table-cell>
          <table:table-cell office:value-type="float" office:value="17620.75">
            <text:p>17620.75</text:p>
          </table:table-cell>
          <table:table-cell office:value-type="float" office:value="7.9925">
            <text:p>7.9925</text:p>
          </table:table-cell>
          <table:table-cell table:number-columns-repeated="3" office:value-type="float" office:value="5">
            <text:p>5</text:p>
          </table:table-cell>
          <table:table-cell office:value-type="float" office:value="283">
            <text:p>283</text:p>
          </table:table-cell>
          <table:table-cell table:number-columns-repeated="2" office:value-type="float" office:value="403">
            <text:p>403</text:p>
          </table:table-cell>
          <table:table-cell office:value-type="float" office:value="3421">
            <text:p>3421</text:p>
          </table:table-cell>
          <table:table-cell office:value-type="float" office:value="6259">
            <text:p>6259</text:p>
          </table:table-cell>
          <table:table-cell office:value-type="float" office:value="11474">
            <text:p>11474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88.3333333333333">
            <text:p>88.3333333333</text:p>
          </table:table-cell>
          <table:table-cell office:value-type="float" office:value="3633.33333333333">
            <text:p>3633.3333333333</text:p>
          </table:table-cell>
          <table:table-cell office:value-type="float" office:value="17810">
            <text:p>17810</text:p>
          </table:table-cell>
          <table:table-cell office:value-type="float" office:value="8.69333333333333">
            <text:p>8.69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262">
            <text:p>262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295">
            <text:p>3295</text:p>
          </table:table-cell>
          <table:table-cell office:value-type="float" office:value="6210">
            <text:p>6210</text:p>
          </table:table-cell>
          <table:table-cell office:value-type="float" office:value="11799">
            <text:p>11799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1.1">
            <text:p>1.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6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1.1">
            <text:p>1.1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4.5">
            <text:p>14.5</text:p>
          </table:table-cell>
          <table:table-cell office:value-type="float" office:value="17.4">
            <text:p>17.4</text:p>
          </table:table-cell>
          <table:table-cell office:value-type="float" office:value="24.4">
            <text:p>24.4</text:p>
          </table:table-cell>
          <table:table-cell office:value-type="float" office:value="13732">
            <text:p>13732</text:p>
          </table:table-cell>
          <table:table-cell office:value-type="float" office:value="14024">
            <text:p>14024</text:p>
          </table:table-cell>
          <table:table-cell office:value-type="float" office:value="14188">
            <text:p>141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8:27.45</dc:date>
    <dc:creator>Liam Widdess</dc:creator>
    <meta:editing-duration>P2DT3H30M53S</meta:editing-duration>
    <meta:editing-cycles>185</meta:editing-cycles>
    <meta:generator>OpenOffice/4.1.7$Win32 OpenOffice.org_project/417m1$Build-9800</meta:generator>
    <meta:document-statistic meta:table-count="8" meta:cell-count="1010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334">
                <text:p>21334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841">
                <text:p>19841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102">
                <text:p>1510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994">
                <text:p>14994</text:p>
              </table:table-cell>
              <table:table-cell office:value-type="float" office:value="19336">
                <text:p>19336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9490">
                <text:p>1949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841">
                <text:p>19841</text:p>
              </table:table-cell>
              <table:table-cell office:value-type="float" office:value="27267">
                <text:p>2726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102">
                <text:p>15102</text:p>
              </table:table-cell>
              <table:table-cell office:value-type="float" office:value="19948">
                <text:p>19948</text:p>
              </table:table-cell>
              <table:table-cell office:value-type="float" office:value="30042">
                <text:p>3004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168">
                <text:p>15168</text:p>
              </table:table-cell>
              <table:table-cell office:value-type="float" office:value="21308">
                <text:p>21308</text:p>
              </table:table-cell>
              <table:table-cell office:value-type="float" office:value="31709">
                <text:p>3170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322">
                <text:p>15322</text:p>
              </table:table-cell>
              <table:table-cell office:value-type="float" office:value="21267">
                <text:p>21267</text:p>
              </table:table-cell>
              <table:table-cell office:value-type="float" office:value="32858">
                <text:p>3285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510">
                <text:p>15510</text:p>
              </table:table-cell>
              <table:table-cell office:value-type="float" office:value="20178">
                <text:p>20178</text:p>
              </table:table-cell>
              <table:table-cell office:value-type="float" office:value="31374">
                <text:p>313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294">
                <text:p>15294</text:p>
              </table:table-cell>
              <table:table-cell office:value-type="float" office:value="21744">
                <text:p>21744</text:p>
              </table:table-cell>
              <table:table-cell office:value-type="float" office:value="30225">
                <text:p>3022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262">
                <text:p>15262</text:p>
              </table:table-cell>
              <table:table-cell office:value-type="float" office:value="19599">
                <text:p>19599</text:p>
              </table:table-cell>
              <table:table-cell office:value-type="float" office:value="31657">
                <text:p>3165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034">
                <text:p>14034</text:p>
              </table:table-cell>
              <table:table-cell office:value-type="float" office:value="19636">
                <text:p>19636</text:p>
              </table:table-cell>
              <table:table-cell office:value-type="float" office:value="32858">
                <text:p>3285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482">
                <text:p>12482</text:p>
              </table:table-cell>
              <table:table-cell office:value-type="float" office:value="20162">
                <text:p>20162</text:p>
              </table:table-cell>
              <table:table-cell office:value-type="float" office:value="31482">
                <text:p>3148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680">
                <text:p>11680</text:p>
              </table:table-cell>
              <table:table-cell office:value-type="float" office:value="19907">
                <text:p>19907</text:p>
              </table:table-cell>
              <table:table-cell office:value-type="float" office:value="30225">
                <text:p>3022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105">
                <text:p>12105</text:p>
              </table:table-cell>
              <table:table-cell office:value-type="float" office:value="19699">
                <text:p>19699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952">
                <text:p>12952</text:p>
              </table:table-cell>
              <table:table-cell office:value-type="float" office:value="19328">
                <text:p>19328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18728">
                <text:p>18728</text:p>
              </table:table-cell>
              <table:table-cell office:value-type="float" office:value="31589">
                <text:p>3158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675">
                <text:p>11675</text:p>
              </table:table-cell>
              <table:table-cell office:value-type="float" office:value="17423">
                <text:p>17423</text:p>
              </table:table-cell>
              <table:table-cell office:value-type="float" office:value="29172">
                <text:p>2917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105">
                <text:p>12105</text:p>
              </table:table-cell>
              <table:table-cell office:value-type="float" office:value="17462">
                <text:p>17462</text:p>
              </table:table-cell>
              <table:table-cell office:value-type="float" office:value="26396">
                <text:p>263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170">
                <text:p>12170</text:p>
              </table:table-cell>
              <table:table-cell office:value-type="float" office:value="16606">
                <text:p>16606</text:p>
              </table:table-cell>
              <table:table-cell office:value-type="float" office:value="24150">
                <text:p>241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400">
                <text:p>11400</text:p>
              </table:table-cell>
              <table:table-cell office:value-type="float" office:value="15626">
                <text:p>15626</text:p>
              </table:table-cell>
              <table:table-cell office:value-type="float" office:value="21903">
                <text:p>2190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960">
                <text:p>10960</text:p>
              </table:table-cell>
              <table:table-cell office:value-type="float" office:value="15558">
                <text:p>15558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250">
                <text:p>11250</text:p>
              </table:table-cell>
              <table:table-cell office:value-type="float" office:value="15475">
                <text:p>15475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581">
                <text:p>11581</text:p>
              </table:table-cell>
              <table:table-cell office:value-type="float" office:value="15690">
                <text:p>15690</text:p>
              </table:table-cell>
              <table:table-cell office:value-type="float" office:value="22347">
                <text:p>2234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400">
                <text:p>11400</text:p>
              </table:table-cell>
              <table:table-cell office:value-type="float" office:value="15510">
                <text:p>15510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22">
                <text:p>11422</text:p>
              </table:table-cell>
              <table:table-cell office:value-type="float" office:value="16118">
                <text:p>16118</text:p>
              </table:table-cell>
              <table:table-cell office:value-type="float" office:value="23208">
                <text:p>2320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50">
                <text:p>11250</text:p>
              </table:table-cell>
              <table:table-cell office:value-type="float" office:value="15933">
                <text:p>15933</text:p>
              </table:table-cell>
              <table:table-cell office:value-type="float" office:value="22593">
                <text:p>2259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354">
                <text:p>11354</text:p>
              </table:table-cell>
              <table:table-cell office:value-type="float" office:value="14932">
                <text:p>14932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42">
                <text:p>11242</text:p>
              </table:table-cell>
              <table:table-cell office:value-type="float" office:value="14864">
                <text:p>14864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005">
                <text:p>11005</text:p>
              </table:table-cell>
              <table:table-cell office:value-type="float" office:value="14665">
                <text:p>14665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654">
                <text:p>14654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962">
                <text:p>10962</text:p>
              </table:table-cell>
              <table:table-cell office:value-type="float" office:value="14615">
                <text:p>14615</text:p>
              </table:table-cell>
              <table:table-cell office:value-type="float" office:value="20687">
                <text:p>2068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4820">
                <text:p>14820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782">
                <text:p>10782</text:p>
              </table:table-cell>
              <table:table-cell office:value-type="float" office:value="14288">
                <text:p>14288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30">
                <text:p>10330</text:p>
              </table:table-cell>
              <table:table-cell office:value-type="float" office:value="14252">
                <text:p>14252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060">
                <text:p>10060</text:p>
              </table:table-cell>
              <table:table-cell office:value-type="float" office:value="14182">
                <text:p>14182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814">
                <text:p>9814</text:p>
              </table:table-cell>
              <table:table-cell office:value-type="float" office:value="14282">
                <text:p>14282</text:p>
              </table:table-cell>
              <table:table-cell office:value-type="float" office:value="20610">
                <text:p>20610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67">
                <text:p>10067</text:p>
              </table:table-cell>
              <table:table-cell office:value-type="float" office:value="13480">
                <text:p>13480</text:p>
              </table:table-cell>
              <table:table-cell office:value-type="float" office:value="19148">
                <text:p>1914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650">
                <text:p>9650</text:p>
              </table:table-cell>
              <table:table-cell office:value-type="float" office:value="13465">
                <text:p>13465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594">
                <text:p>9594</text:p>
              </table:table-cell>
              <table:table-cell office:value-type="float" office:value="14224">
                <text:p>14224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555">
                <text:p>9555</text:p>
              </table:table-cell>
              <table:table-cell office:value-type="float" office:value="13152">
                <text:p>13152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242">
                <text:p>9242</text:p>
              </table:table-cell>
              <table:table-cell office:value-type="float" office:value="12730">
                <text:p>12730</text:p>
              </table:table-cell>
              <table:table-cell office:value-type="float" office:value="18312">
                <text:p>1831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956">
                <text:p>8956</text:p>
              </table:table-cell>
              <table:table-cell office:value-type="float" office:value="12468">
                <text:p>12468</text:p>
              </table:table-cell>
              <table:table-cell office:value-type="float" office:value="18212">
                <text:p>1821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677">
                <text:p>8677</text:p>
              </table:table-cell>
              <table:table-cell office:value-type="float" office:value="12507">
                <text:p>12507</text:p>
              </table:table-cell>
              <table:table-cell office:value-type="float" office:value="19327">
                <text:p>1932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598">
                <text:p>8598</text:p>
              </table:table-cell>
              <table:table-cell office:value-type="float" office:value="12075">
                <text:p>12075</text:p>
              </table:table-cell>
              <table:table-cell office:value-type="float" office:value="17483">
                <text:p>1748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948">
                <text:p>11948</text:p>
              </table:table-cell>
              <table:table-cell office:value-type="float" office:value="16921">
                <text:p>169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640">
                <text:p>8640</text:p>
              </table:table-cell>
              <table:table-cell office:value-type="float" office:value="12650">
                <text:p>12650</text:p>
              </table:table-cell>
              <table:table-cell office:value-type="float" office:value="17992">
                <text:p>1799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406">
                <text:p>8406</text:p>
              </table:table-cell>
              <table:table-cell office:value-type="float" office:value="11442">
                <text:p>11442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827">
                <text:p>7827</text:p>
              </table:table-cell>
              <table:table-cell office:value-type="float" office:value="10920">
                <text:p>10920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92">
                <text:p>6192</text:p>
              </table:table-cell>
              <table:table-cell office:value-type="float" office:value="11024">
                <text:p>11024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5220">
                <text:p>5220</text:p>
              </table:table-cell>
              <table:table-cell office:value-type="float" office:value="10533">
                <text:p>10533</text:p>
              </table:table-cell>
              <table:table-cell office:value-type="float" office:value="17426">
                <text:p>1742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832">
                <text:p>5832</text:p>
              </table:table-cell>
              <table:table-cell office:value-type="float" office:value="10521">
                <text:p>10521</text:p>
              </table:table-cell>
              <table:table-cell office:value-type="float" office:value="15131">
                <text:p>1513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301">
                <text:p>5301</text:p>
              </table:table-cell>
              <table:table-cell office:value-type="float" office:value="9649">
                <text:p>9649</text:p>
              </table:table-cell>
              <table:table-cell office:value-type="float" office:value="14634">
                <text:p>14634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930">
                <text:p>4930</text:p>
              </table:table-cell>
              <table:table-cell office:value-type="float" office:value="8799">
                <text:p>8799</text:p>
              </table:table-cell>
              <table:table-cell office:value-type="float" office:value="15480">
                <text:p>1548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508">
                <text:p>5508</text:p>
              </table:table-cell>
              <table:table-cell office:value-type="float" office:value="9641">
                <text:p>9641</text:p>
              </table:table-cell>
              <table:table-cell office:value-type="float" office:value="17092">
                <text:p>1709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6103">
                <text:p>6103</text:p>
              </table:table-cell>
              <table:table-cell office:value-type="float" office:value="8838">
                <text:p>8838</text:p>
              </table:table-cell>
              <table:table-cell office:value-type="float" office:value="14996">
                <text:p>1499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022">
                <text:p>5022</text:p>
              </table:table-cell>
              <table:table-cell office:value-type="float" office:value="8244">
                <text:p>8244</text:p>
              </table:table-cell>
              <table:table-cell office:value-type="float" office:value="13279">
                <text:p>1327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4878">
                <text:p>4878</text:p>
              </table:table-cell>
              <table:table-cell office:value-type="float" office:value="7616">
                <text:p>7616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67">
                <text:p>5567</text:p>
              </table:table-cell>
              <table:table-cell office:value-type="float" office:value="7788">
                <text:p>7788</text:p>
              </table:table-cell>
              <table:table-cell office:value-type="float" office:value="11638">
                <text:p>1163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4636">
                <text:p>4636</text:p>
              </table:table-cell>
              <table:table-cell office:value-type="float" office:value="7502">
                <text:p>7502</text:p>
              </table:table-cell>
              <table:table-cell office:value-type="float" office:value="12276">
                <text:p>122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275">
                <text:p>4275</text:p>
              </table:table-cell>
              <table:table-cell office:value-type="float" office:value="6888">
                <text:p>6888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073">
                <text:p>5073</text:p>
              </table:table-cell>
              <table:table-cell office:value-type="float" office:value="7209">
                <text:p>7209</text:p>
              </table:table-cell>
              <table:table-cell office:value-type="float" office:value="10980">
                <text:p>10980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274">
                <text:p>5274</text:p>
              </table:table-cell>
              <table:table-cell office:value-type="float" office:value="7350">
                <text:p>7350</text:p>
              </table:table-cell>
              <table:table-cell office:value-type="float" office:value="11293">
                <text:p>1129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392">
                <text:p>4392</text:p>
              </table:table-cell>
              <table:table-cell office:value-type="float" office:value="6992">
                <text:p>6992</text:p>
              </table:table-cell>
              <table:table-cell office:value-type="float" office:value="10944">
                <text:p>1094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050">
                <text:p>4050</text:p>
              </table:table-cell>
              <table:table-cell office:value-type="float" office:value="6750">
                <text:p>675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06">
                <text:p>4806</text:p>
              </table:table-cell>
              <table:table-cell office:value-type="float" office:value="7072">
                <text:p>7072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148">
                <text:p>4148</text:p>
              </table:table-cell>
              <table:table-cell office:value-type="float" office:value="6762">
                <text:p>6762</text:p>
              </table:table-cell>
              <table:table-cell office:value-type="float" office:value="10584">
                <text:p>1058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3825">
                <text:p>3825</text:p>
              </table:table-cell>
              <table:table-cell office:value-type="float" office:value="6896">
                <text:p>6896</text:p>
              </table:table-cell>
              <table:table-cell office:value-type="float" office:value="10944">
                <text:p>1094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539">
                <text:p>4539</text:p>
              </table:table-cell>
              <table:table-cell office:value-type="float" office:value="6693">
                <text:p>6693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998">
                <text:p>4998</text:p>
              </table:table-cell>
              <table:table-cell office:value-type="float" office:value="6930">
                <text:p>693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860">
                <text:p>4860</text:p>
              </table:table-cell>
              <table:table-cell office:value-type="float" office:value="6587">
                <text:p>6587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920">
                <text:p>4920</text:p>
              </table:table-cell>
              <table:table-cell office:value-type="float" office:value="6765">
                <text:p>6765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716">
                <text:p>4716</text:p>
              </table:table-cell>
              <table:table-cell office:value-type="float" office:value="6732">
                <text:p>6732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556">
                <text:p>4556</text:p>
              </table:table-cell>
              <table:table-cell office:value-type="float" office:value="6424">
                <text:p>6424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4041">
                <text:p>4041</text:p>
              </table:table-cell>
              <table:table-cell office:value-type="float" office:value="5930">
                <text:p>5930</text:p>
              </table:table-cell>
              <table:table-cell office:value-type="float" office:value="9339">
                <text:p>933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4454">
                <text:p>4454</text:p>
              </table:table-cell>
              <table:table-cell office:value-type="float" office:value="6311">
                <text:p>6311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309">
                <text:p>4309</text:p>
              </table:table-cell>
              <table:table-cell office:value-type="float" office:value="6257">
                <text:p>6257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974">
                <text:p>3974</text:p>
              </table:table-cell>
              <table:table-cell office:value-type="float" office:value="5886">
                <text:p>5886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828">
                <text:p>3828</text:p>
              </table:table-cell>
              <table:table-cell office:value-type="float" office:value="6288">
                <text:p>6288</text:p>
              </table:table-cell>
              <table:table-cell office:value-type="float" office:value="10549">
                <text:p>1054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687">
                <text:p>3687</text:p>
              </table:table-cell>
              <table:table-cell office:value-type="float" office:value="6170">
                <text:p>6170</text:p>
              </table:table-cell>
              <table:table-cell office:value-type="float" office:value="10849">
                <text:p>1084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552">
                <text:p>3552</text:p>
              </table:table-cell>
              <table:table-cell office:value-type="float" office:value="6265">
                <text:p>6265</text:p>
              </table:table-cell>
              <table:table-cell office:value-type="float" office:value="11157">
                <text:p>1115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421">
                <text:p>3421</text:p>
              </table:table-cell>
              <table:table-cell office:value-type="float" office:value="6259">
                <text:p>6259</text:p>
              </table:table-cell>
              <table:table-cell office:value-type="float" office:value="11474">
                <text:p>1147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295">
                <text:p>3295</text:p>
              </table:table-cell>
              <table:table-cell office:value-type="float" office:value="6210">
                <text:p>6210</text:p>
              </table:table-cell>
              <table:table-cell office:value-type="float" office:value="11799">
                <text:p>11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77.25">
                <text:p>3677.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33.33333333333">
                <text:p>3633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6cm" svg:y="1.404cm" svg:width="30.90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9925">
                <text:p>7.99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69333333333333">
                <text:p>8.69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4cm" svg:y="1.352cm" svg:width="31.36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783002889129">
                <text:p>0.9878300288912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345005543342">
                <text:p>1.0034500554334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508851529595">
                <text:p>1.0150885152959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930871274403">
                <text:p>1.0293087127440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536238994209">
                <text:p>1.053623899420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520598628943">
                <text:p>1.0552059862894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930871274403">
                <text:p>1.0293087127440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9188620500591">
                <text:p>0.99918862050059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663893595045">
                <text:p>1.0066389359504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079820360905">
                <text:p>1.0107982036090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7370079795617">
                <text:p>1.0737007979561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54961953507698">
                <text:p>0.85496195350769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9585218030148">
                <text:p>0.81958521803014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7243001197497">
                <text:p>1.072430011974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729253860028">
                <text:p>1.0772925386002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7008757430054">
                <text:p>0.87700875743005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25324892352119">
                <text:p>0.82532489235211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5940069469055">
                <text:p>0.96594006946905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6707923429887">
                <text:p>0.90670792342988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80325484764543">
                <text:p>0.98032548476454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01292965604159">
                <text:p>1.0129296560415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43921415237747">
                <text:p>0.94392141523774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1520152519531">
                <text:p>0.98152015251953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0005108130686">
                <text:p>0.99000510813068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4040563877848">
                <text:p>0.90404056387784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5496522651874">
                <text:p>0.9454965226518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455239368717">
                <text:p>0.984552393687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3709037614561">
                <text:p>0.99370903761456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9966263625609">
                <text:p>0.98996626362560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503337114591">
                <text:p>0.94350333711459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590384176418">
                <text:p>0.9859038417641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536635998314">
                <text:p>0.9753663599831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12761713767005">
                <text:p>0.91276171376700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64343646804649">
                <text:p>0.96434364680464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9448446438515">
                <text:p>0.9944844643851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29978279766093">
                <text:p>0.92997827976609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4095013359721">
                <text:p>0.91409501335972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154282883716">
                <text:p>1.0015428288371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602148295008">
                <text:p>0.98960214829500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3155631281974">
                <text:p>0.96315563128197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6251916005642">
                <text:p>0.95625191600564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1084083217971">
                <text:p>0.9510840832179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5447839508887">
                <text:p>0.955447839508887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011231450116">
                <text:p>0.9201123145011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57960345197015">
                <text:p>0.95796034519701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0388589792061">
                <text:p>0.92038858979206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33422671819627">
                <text:p>0.93342267181962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90820783030511">
                <text:p>0.89082078303051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884892788739792">
                <text:p>0.88489278873979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886861318879438">
                <text:p>0.88686131887943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7902638553092">
                <text:p>0.95790263855309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430341756423">
                <text:p>0.97143034175642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0965582585107">
                <text:p>0.80965582585107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09796061610438">
                <text:p>0.80979606161043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867160631173464">
                <text:p>0.86716063117346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40095099564727">
                <text:p>0.94009509956472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812626412388367">
                <text:p>0.81262641238836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85478822828796">
                <text:p>0.8547882282879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773510894775391">
                <text:p>0.77351089477539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29745135547336">
                <text:p>0.92974513554733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879260068282867">
                <text:p>0.87926006828286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859568368928259">
                <text:p>0.85956836892825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80398939527837">
                <text:p>0.9803989395278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65961238662132">
                <text:p>0.96596123866213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5663067677675">
                <text:p>1.056630676776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67119271604938">
                <text:p>0.96711927160493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2104216071556">
                <text:p>1.0210421607155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5961238662132">
                <text:p>0.96596123866213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2138940964465">
                <text:p>1.0213894096446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561222484973">
                <text:p>1.056122248497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4971674382716">
                <text:p>0.9497167438271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4966810129184">
                <text:p>0.9496681012918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97155767069866">
                <text:p>0.99715576706986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91562965083448">
                <text:p>0.99156296508344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41177609377351">
                <text:p>0.94117760937735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3553919549394">
                <text:p>1.0355391954939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899255916352">
                <text:p>1.0189925591635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2104690852366">
                <text:p>1.0210469085236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6500143311894">
                <text:p>1.065001433118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6032323877947">
                <text:p>1.16032323877947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7620.75">
                <text:p>17620.7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7810">
                <text:p>17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